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Arial" svg:font-family="Arial"/>
    <style:font-face style:name="Liberation Serif" svg:font-family="&quot;Liberation Serif&quot;"/>
    <style:font-face style:name="돋움" svg:font-family="돋움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cell-protect="protected"/>
    </style:style>
    <style:style style:name="ce10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/>
    </style:style>
    <style:style style:name="ce13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cell-protect="protected"/>
    </style:style>
    <style:style style:name="ce16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E2EFDA"/>
    </style:style>
    <style:style style:name="ce19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DDEBF7"/>
    </style:style>
    <style:style style:name="ce21" style:family="table-cell" style:parent-style-name="Default" style:data-style-name="N0">
      <style:table-cell-properties style:vertical-align="middle" fo:background-color="#E2EFDA"/>
    </style:style>
    <style:style style:name="ce22" style:family="table-cell" style:parent-style-name="Default" style:data-style-name="N0">
      <style:table-cell-properties style:vertical-align="middle" fo:background-color="#DDEBF7"/>
    </style:style>
    <style:style style:name="ce23" style:family="table-cell" style:parent-style-name="Default" style:data-style-name="N0">
      <style:table-cell-properties fo:border="thin solid #000000" style:vertical-align="middle" fo:background-color="#DDEBF7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DEBF7"/>
    </style:style>
    <style:style style:name="ce25" style:family="table-cell" style:parent-style-name="Default" style:data-style-name="N0">
      <style:table-cell-properties fo:border="thin solid #000000" style:vertical-align="middle" fo:background-color="#E2EFDA"/>
    </style:style>
    <style:style style:name="ce26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7" style:family="table-cell" style:parent-style-name="Default" style:data-style-name="N0">
      <style:table-cell-properties fo:border="thin solid #000000" style:vertical-align="middle" fo:background-color="#DDEBF7" style:cell-protect="protected"/>
    </style:style>
    <style:style style:name="ce28" style:family="table-cell" style:parent-style-name="Default" style:data-style-name="N0">
      <style:table-cell-properties fo:border="thin solid #000000" style:vertical-align="middle" fo:background-color="#DDEBF7" style:cell-protect="protected"/>
    </style:style>
    <style:style style:name="ce29" style:family="table-cell" style:parent-style-name="Default" style:data-style-name="N0">
      <style:table-cell-properties fo:border="thin solid #000000" style:vertical-align="middle" fo:background-color="#E2EFDA" style:cell-protect="protected"/>
    </style:style>
    <style:style style:name="ce30" style:family="table-cell" style:parent-style-name="Default" style:data-style-name="N0">
      <style:table-cell-properties fo:border="thin solid #000000" style:vertical-align="middle" fo:background-color="#E2EFDA" style:cell-protect="protected"/>
    </style:style>
    <style:style style:name="ce31" style:family="table-cell" style:parent-style-name="Default" style:data-style-name="N0">
      <style:table-cell-properties fo:border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</style:style>
    <style:style style:name="ce40" style:family="table-cell" style:parent-style-name="Default" style:data-style-name="N0">
      <style:table-cell-properties fo:border="thin solid #000000" style:vertical-align="middle" fo:background-color="#DDEBF7" style:cell-protect="protected"/>
    </style:style>
    <style:style style:name="ce41" style:family="table-cell" style:parent-style-name="Default" style:data-style-name="N0">
      <style:table-cell-properties fo:border="thin solid #000000" style:vertical-align="middle" fo:background-color="#DDEBF7"/>
      <style:text-properties fo:color="#000000" style:font-name="맑은 고딕" style:font-name-asian="맑은 고딕" style:font-name-complex="맑은 고딕" style:font-family-generic="modern"/>
    </style:style>
    <style:style style:name="ce42" style:family="table-cell" style:parent-style-name="Default" style:data-style-name="N0">
      <style:table-cell-properties fo:border="thin solid #000000" style:vertical-align="middle" fo:background-color="#E2EFDA" style:cell-protect="protected"/>
    </style:style>
    <style:style style:name="ce43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 style:font-family-generic="modern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DEBF7" style:cell-protect="protecte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E2EFDA" style:cell-protect="protecte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cell-protect="protecte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EBF7" style:cell-protect="protecte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DEBF7" style:cell-protect="protecte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DEBF7" style:cell-protect="protecte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DEBF7" style:cell-protect="protecte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DEBF7" style:cell-protect="protected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DEBF7" style:cell-protect="protecte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FF0000"/>
    </style:style>
    <style:style style:name="ce63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64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</style:style>
    <style:style style:name="ce72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73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75" style:family="table-cell" style:parent-style-name="Default" style:data-style-name="N0">
      <style:table-cell-properties fo:border="thin solid #000000" style:vertical-align="middle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</style:style>
    <style:style style:name="ce82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 style:font-family-generic="modern"/>
    </style:style>
    <style:style style:name="ce83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</style:style>
    <style:style style:name="ce85" style:family="table-cell" style:parent-style-name="Default" style:data-style-name="N0">
      <style:table-cell-properties fo:border="thin solid #000000" style:vertical-align="middle" fo:background-color="#DDEBF7"/>
      <style:text-properties style:font-name="맑은 고딕" style:font-name-asian="맑은 고딕" style:font-name-complex="맑은 고딕" style:font-family-generic="modern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Liberation Sans" style:font-name-asian="Liberation Sans" style:font-name-complex="Liberation Sans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FFFFFF" style:text-line-through-style="none" style:font-name="Cambria" style:font-name-asian="Cambria" style:font-name-complex="Cambri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돋움" style:font-name-asian="돋움" style:font-name-complex="돋움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3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8" style:family="text" style:parent-style-name="Default">
      <style:text-properties fo:color="#FFFFFF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19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72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3.095625cm" style:use-optimal-column-width="true"/>
    </style:style>
    <style:style style:name="co9" style:family="table-column">
      <style:table-column-properties fo:break-before="auto" style:column-width="5.18583333333333cm"/>
    </style:style>
    <style:style style:name="co10" style:family="table-column">
      <style:table-column-properties fo:break-before="auto" style:column-width="7.03791666666667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4.31270833333333cm" style:use-optimal-column-width="true"/>
    </style:style>
    <style:style style:name="co13" style:family="table-column">
      <style:table-column-properties fo:break-before="auto" style:column-width="4.89479166666667cm"/>
    </style:style>
    <style:style style:name="co14" style:family="table-column">
      <style:table-column-properties fo:break-before="auto" style:column-width="15.3722916666667cm" style:use-optimal-column-width="true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11.6945833333333cm" style:use-optimal-column-width="true"/>
    </style:style>
    <style:style style:name="co17" style:family="table-column">
      <style:table-column-properties fo:break-before="auto" style:column-width="1.37583333333333cm"/>
    </style:style>
    <style:style style:name="co18" style:family="table-column">
      <style:table-column-properties fo:break-before="auto" style:column-width="3.413125cm" style:use-optimal-column-width="true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2.75166666666667cm"/>
    </style:style>
    <style:style style:name="co21" style:family="table-column">
      <style:table-column-properties fo:break-before="auto" style:column-width="2.24895833333333cm"/>
    </style:style>
    <style:style style:name="co22" style:family="table-column">
      <style:table-column-properties fo:break-before="auto" style:column-width="3.75708333333333cm" style:use-optimal-column-width="true"/>
    </style:style>
    <style:style style:name="co23" style:family="table-column">
      <style:table-column-properties fo:break-before="auto" style:column-width="3.96875cm" style:use-optimal-column-width="true"/>
    </style:style>
    <style:style style:name="co24" style:family="table-column">
      <style:table-column-properties fo:break-before="auto" style:column-width="6.69395833333333cm" style:use-optimal-column-width="true"/>
    </style:style>
    <style:style style:name="co25" style:family="table-column">
      <style:table-column-properties fo:break-before="auto" style:column-width="1.87854166666667cm" style:use-optimal-column-width="true"/>
    </style:style>
    <style:style style:name="co26" style:family="table-column">
      <style:table-column-properties fo:break-before="auto" style:column-width="8.04333333333333cm" style:use-optimal-column-width="true"/>
    </style:style>
    <style:style style:name="co27" style:family="table-column">
      <style:table-column-properties fo:break-before="auto" style:column-width="1.56104166666667cm" style:use-optimal-column-width="true"/>
    </style:style>
    <style:style style:name="co28" style:family="table-column">
      <style:table-column-properties fo:break-before="auto" style:column-width="1.16416666666667cm"/>
    </style:style>
    <style:style style:name="co29" style:family="table-column">
      <style:table-column-properties fo:break-before="auto" style:column-width="3.04270833333333cm" style:use-optimal-column-width="true"/>
    </style:style>
    <style:style style:name="co30" style:family="table-column">
      <style:table-column-properties fo:break-before="auto" style:column-width="1.77270833333333cm" style:use-optimal-column-width="true"/>
    </style:style>
    <style:style style:name="co31" style:family="table-column">
      <style:table-column-properties fo:break-before="auto" style:column-width="5.55625cm" style:use-optimal-column-width="true"/>
    </style:style>
    <style:style style:name="co32" style:family="table-column">
      <style:table-column-properties fo:break-before="auto" style:column-width="4.048125cm" style:use-optimal-column-width="true"/>
    </style:style>
    <style:style style:name="co33" style:family="table-column">
      <style:table-column-properties fo:break-before="auto" style:column-width="4.33916666666667cm" style:use-optimal-column-width="true"/>
    </style:style>
    <style:style style:name="co34" style:family="table-column">
      <style:table-column-properties fo:break-before="auto" style:column-width="2.96333333333333cm" style:use-optimal-column-width="true"/>
    </style:style>
    <style:style style:name="co35" style:family="table-column">
      <style:table-column-properties fo:break-before="auto" style:column-width="3.54541666666667cm" style:use-optimal-column-width="true"/>
    </style:style>
    <style:style style:name="co36" style:family="table-column">
      <style:table-column-properties fo:break-before="auto" style:column-width="4.92125cm" style:use-optimal-column-width="true"/>
    </style:style>
    <style:style style:name="co37" style:family="table-column">
      <style:table-column-properties fo:break-before="auto" style:column-width="6.79979166666667cm"/>
    </style:style>
    <style:style style:name="co38" style:family="table-column">
      <style:table-column-properties fo:break-before="auto" style:column-width="1.16416666666667cm" style:use-optimal-column-width="true"/>
    </style:style>
    <style:style style:name="co39" style:family="table-column">
      <style:table-column-properties fo:break-before="auto" style:column-width="4.7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폴더명</text:p>
          </table:table-cell>
          <table:table-cell office:value-type="string" table:style-name="ce3">
            <text:p>역할(큰틀)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string" table:style-name="ce4">
            <text:p>app</text:p>
          </table:table-cell>
          <table:table-cell office:value-type="string" table:style-name="ce5">
            <text:p><text:span text:style-name="T3">앱</text:span><text:span text:style-name="T4"><text:s/></text:span><text:span text:style-name="T3">전체</text:span><text:span text:style-name="T4"><text:s/></text:span><text:span text:style-name="T3">구성</text:span><text:span text:style-name="T4">(</text:span><text:span text:style-name="T3">루트</text:span><text:span text:style-name="T4"><text:s/></text:span><text:span text:style-name="T3">설정</text:span><text:span text:style-name="T4">)</text:span>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string" table:style-name="ce4">
            <text:p>assets</text:p>
          </table:table-cell>
          <table:table-cell office:value-type="string" table:style-name="ce5">
            <text:p><text:span text:style-name="T3">이미지</text:span><text:span text:style-name="T5">·</text:span><text:span text:style-name="T3">아이콘</text:span><text:span text:style-name="T4"><text:s/></text:span><text:span text:style-name="T3">등</text:span><text:span text:style-name="T4"><text:s/></text:span><text:span text:style-name="T3">정적</text:span><text:span text:style-name="T4"><text:s/></text:span><text:span text:style-name="T3">리소스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features</text:p>
          </table:table-cell>
          <table:table-cell office:value-type="string" table:style-name="ce5">
            <text:p><text:span text:style-name="T6">기능</text:span><text:span text:style-name="T7">(</text:span><text:span text:style-name="T6">도메인</text:span><text:span text:style-name="T7">)<text:s/></text:span><text:span text:style-name="T6">단위</text:span><text:span text:style-name="T7"><text:s/></text:span><text:span text:style-name="T6">기능</text:span><text:span text:style-name="T7"><text:s/></text:span><text:span text:style-name="T6">모음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layouts</text:p>
          </table:table-cell>
          <table:table-cell office:value-type="string" table:style-name="ce5">
            <text:p><text:span text:style-name="T6">공통</text:span><text:span text:style-name="T7"><text:s/></text:span><text:span text:style-name="T6">레이아웃</text:span><text:span text:style-name="T7"><text:s/></text:span><text:span text:style-name="T6">구조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ages</text:p>
          </table:table-cell>
          <table:table-cell office:value-type="string" table:style-name="ce5">
            <text:p>URL<text:span text:style-name="T6">과</text:span><text:span text:style-name="T7"><text:s/></text:span><text:span text:style-name="T6">매칭되는</text:span><text:span text:style-name="T7"><text:s/></text:span><text:span text:style-name="T6">실제</text:span><text:span text:style-name="T7"><text:s/></text:span><text:span text:style-name="T6">화면</text:span><text:span text:style-name="T7"><text:s/></text:span><text:span text:style-name="T6">페이지</text:span>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string" table:style-name="ce4">
            <text:p>shared</text:p>
          </table:table-cell>
          <table:table-cell office:value-type="string" table:style-name="ce5">
            <text:p><text:span text:style-name="T3">공통</text:span><text:span text:style-name="T4"><text:s/>UI/</text:span><text:span text:style-name="T3">공통</text:span><text:span text:style-name="T4"><text:s/></text:span><text:span text:style-name="T3">로직</text:span><text:span text:style-name="T4">(React<text:s/></text:span><text:span text:style-name="T3">기반</text:span><text:span text:style-name="T4">)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styles</text:p>
          </table:table-cell>
          <table:table-cell office:value-type="string" table:style-name="ce4">
            <text:p><text:span text:style-name="T7">전역 스타일, 테마</text:span>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string" table:style-name="ce4">
            <text:p>utils</text:p>
          </table:table-cell>
          <table:table-cell office:value-type="string" table:style-name="ce4">
            <text:p><text:span text:style-name="T3">순수</text:span><text:span text:style-name="T4"><text:s/></text:span><text:span text:style-name="T3">로직</text:span><text:span text:style-name="T4"><text:s/></text:span><text:span text:style-name="T3">유틸</text:span><text:span text:style-name="T4"><text:s/></text:span><text:span text:style-name="T3">함수</text:span><text:span text:style-name="T4"><text:s/></text:span><text:span text:style-name="T3">모음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ublic</text:p>
          </table:table-cell>
          <table:table-cell office:value-type="string" table:style-name="ce5">
            <text:p><text:span text:style-name="T6">정적</text:span><text:span text:style-name="T7"><text:s/>HTML<text:s/></text:span><text:span text:style-name="T6">파일</text:span><text:span text:style-name="T7"><text:s/></text:span><text:span text:style-name="T6">등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uploads</text:p>
          </table:table-cell>
          <table:table-cell office:value-type="string" table:number-columns-spanned="1" table:number-rows-spanned="3" table:style-name="ce7">
            <text:p><text:span text:style-name="T7">그외자료</text:span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images</text:p>
          </table:table-cell>
          <table:covered-table-cell/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DB</text:p>
          </table:table-cell>
          <table:covered-table-cell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IA_Structure" table:style-name="ta2">
        <table:table-column table:style-name="co5" table:default-cell-style-name="ce9"/>
        <table:table-column table:style-name="co6" table:default-cell-style-name="ce9"/>
        <table:table-column table:style-name="co4" table:number-columns-repeated="16382" table:default-cell-style-name="ce1"/>
        <table:table-row table:style-name="ro3">
          <table:table-cell office:value-type="string" table:style-name="ce8">
            <text:p>TJG IA 구조도</text:p>
          </table:table-cell>
          <table:table-cell table:style-name="ce9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0">
            <text:p>사용자</text:p>
          </table:table-cell>
          <table:table-cell table:style-name="ce9"/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메인 화면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로그인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회원가입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마이페이지(주문내역/쿠폰내역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상품 카테고리(카테고리별 상품 목록/검색 결과 페이지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상품 상세(상품 정보/리뷰/QnA/장바구니 담기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장바구니(상품 수량 변경/결제 페이지 이동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결제(배송지 입력/쿠폰 적용/결제 수단 선택/주문 결제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챗봇(주문/배송/반품/추천)</text:span></text:p>
          </table:table-cell>
          <table:table-cell table:number-columns-repeated="16382"/>
        </table:table-row>
        <table:table-row table:style-name="ro4">
          <table:table-cell table:style-name="ce9"/>
          <table:table-cell office:value-type="string" table:style-name="ce9">
            <text:p><text:span text:style-name="T7">레시피(레시피 정보/후기/레시피에 필요한 상품)</text:span></text:p>
          </table:table-cell>
          <table:table-cell table:number-columns-repeated="16382"/>
        </table:table-row>
        <table:table-row table:style-name="ro4">
          <table:table-cell table:style-name="ce9"/>
          <table:table-cell office:value-type="string" table:style-name="ce9">
            <text:p><text:span text:style-name="T7">광고(메인 배너광고/사이드바 광고)</text:span></text:p>
          </table:table-cell>
          <table:table-cell table:number-columns-repeated="16382"/>
        </table:table-row>
        <table:table-row table:style-name="ro4">
          <table:table-cell table:style-name="ce9"/>
          <table:table-cell office:value-type="string" table:style-name="ce9">
            <text:p><text:span text:style-name="T7">쿠폰</text:span>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0">
            <text:p>관리자</text:p>
          </table:table-cell>
          <table:table-cell table:style-name="ce9"/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관리자 메인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7">상품 관리 (목록/등록/수정/삭제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AI<text:s/><text:span text:style-name="T7">분석 (수요 예측/리뷰 분석/가격 분석)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9"/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table table:name="User_Pages" table:style-name="ta2">
        <table:table-column table:style-name="co7" table:default-cell-style-name="ce2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2"/>
        <table:table-column table:style-name="co20" table:number-columns-repeated="2" table:default-cell-style-name="ce2"/>
        <table:table-column table:style-name="co4" table:number-columns-repeated="16369" table:default-cell-style-name="ce2"/>
        <table:table-row table:style-name="ro5">
          <table:table-cell office:value-type="string" table:number-columns-spanned="15" table:number-rows-spanned="1" table:style-name="ce13">
            <text:p><text:span text:style-name="T8">[TJG_PROJECT] CANDY</text:span><text:span text:style-name="T8"/></text:p>
            <text:p><text:span text:style-name="T7">문서 작성일<text:s/></text:span><text:span text:style-name="T9">: 2025-11-26</text:span><text:span text:style-name="T9"/></text:p>
            <text:p><text:span text:style-name="T9">Version : 1.0.0</text:span><text:span text:style-name="T9"/></text:p>
            <text:p><text:span text:style-name="T7">작성자<text:s/></text:span><text:span text:style-name="T9">:<text:s/></text:span><text:span text:style-name="T7">윤효진</text:span></text:p>
          </table:table-cell>
          <table:covered-table-cell table:number-columns-repeated="14"/>
          <table:table-cell table:number-columns-repeated="16369" table:style-name="ce1"/>
        </table:table-row>
        <table:table-row table:style-name="ro2">
          <table:table-cell office:value-type="string" table:style-name="ce11">
            <text:p><text:span text:style-name="T10">사용자유형</text:span></text:p>
          </table:table-cell>
          <table:table-cell office:value-type="string" table:style-name="ce82">
            <text:p><text:span text:style-name="T18">구분</text:span><text:span text:style-name="T2">1</text:span></text:p>
          </table:table-cell>
          <table:table-cell office:value-type="string" table:style-name="ce11">
            <text:p>구분2</text:p>
          </table:table-cell>
          <table:table-cell office:value-type="string" table:style-name="ce11">
            <text:p>구분3</text:p>
          </table:table-cell>
          <table:table-cell office:value-type="string" table:style-name="ce11">
            <text:p>구분4</text:p>
          </table:table-cell>
          <table:table-cell office:value-type="string" table:style-name="ce83">
            <text:p>페이지명</text:p>
          </table:table-cell>
          <table:table-cell office:value-type="string" table:style-name="ce11">
            <text:p>URL(src<text:span text:style-name="T10">기준</text:span>)</text:p>
          </table:table-cell>
          <table:table-cell office:value-type="string" table:style-name="ce11">
            <text:p>기능 설명</text:p>
          </table:table-cell>
          <table:table-cell office:value-type="string" table:style-name="ce11">
            <text:p>API 여부</text:p>
          </table:table-cell>
          <table:table-cell office:value-type="string" table:style-name="ce11">
            <text:p>API 목록</text:p>
          </table:table-cell>
          <table:table-cell office:value-type="string" table:style-name="ce11">
            <text:p>담당자</text:p>
          </table:table-cell>
          <table:table-cell office:value-type="string" table:style-name="ce11">
            <text:p>비고</text:p>
          </table:table-cell>
          <table:table-cell office:value-type="string" table:style-name="ce11">
            <text:p><text:span text:style-name="T10">개발상황</text:span></text:p>
          </table:table-cell>
          <table:table-cell office:value-type="string" table:style-name="ce11">
            <text:p><text:span text:style-name="T10">개발체크사항</text:span></text:p>
          </table:table-cell>
          <table:table-cell office:value-type="string" table:style-name="ce11">
            <text:p><text:span text:style-name="T10">협업필요사항</text:span></text:p>
          </table:table-cell>
          <table:table-cell table:number-columns-repeated="16369" table:style-name="ce1"/>
        </table:table-row>
        <table:table-row table:style-name="ro6">
          <table:table-cell office:value-type="string" table:style-name="ce45">
            <text:p><text:span text:style-name="T7">사용자</text:span></text:p>
          </table:table-cell>
          <table:table-cell office:value-type="string" table:style-name="ce58">
            <text:p>전체</text:p>
          </table:table-cell>
          <table:table-cell office:value-type="string" table:style-name="ce56">
            <text:p>헤더</text:p>
          </table:table-cell>
          <table:table-cell office:value-type="string" table:style-name="ce53">
            <text:p>TopBar</text:p>
          </table:table-cell>
          <table:table-cell office:value-type="string" table:style-name="ce37">
            <text:p><text:span text:style-name="T7">고객센터</text:span></text:p>
          </table:table-cell>
          <table:table-cell office:value-type="string" table:style-name="ce27">
            <text:p>CustomerService.jsx</text:p>
          </table:table-cell>
          <table:table-cell office:value-type="string" table:style-name="ce27">
            <text:p>/support</text:p>
          </table:table-cell>
          <table:table-cell office:value-type="string" table:style-name="ce43">
            <text:p><text:span text:style-name="T3">고객센터</text:span><text:span text:style-name="T4"><text:s/></text:span><text:span text:style-name="T3">페이지로</text:span><text:span text:style-name="T4"><text:s/></text:span><text:span text:style-name="T3">이동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office:value-type="string" table:style-name="ce57">
            <text:p><text:span text:style-name="T12">컴포넌트명</text:span><text:span text:style-name="T15"><text:s/>: Header.jsx</text:span></text:p>
          </table:table-cell>
          <table:table-cell office:value-type="string" table:style-name="ce59">
            <text:p><text:span text:style-name="T12">컴포넌트명</text:span><text:span text:style-name="T1"><text:s/>: TopBar.jsx</text:span></text:p>
          </table:table-cell>
          <table:table-cell office:value-type="string" table:style-name="ce26">
            <text:p>공지사항</text:p>
          </table:table-cell>
          <table:table-cell office:value-type="string" table:style-name="ce24">
            <text:p>NoticeList.jsx</text:p>
          </table:table-cell>
          <table:table-cell office:value-type="string" table:style-name="ce27">
            <text:p>/notice</text:p>
          </table:table-cell>
          <table:table-cell office:value-type="string" table:style-name="ce28">
            <text:p><text:span text:style-name="T14">공지사항</text:span><text:span text:style-name="T1"><text:s/></text:span><text:span text:style-name="T14">페이지로</text:span><text:span text:style-name="T15"><text:s/></text:span><text:span text:style-name="T14">이동</text:span>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notice/all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54"/>
          <table:table-cell table:style-name="ce60"/>
          <table:table-cell office:value-type="string" table:style-name="ce26">
            <text:p>회원가입</text:p>
          </table:table-cell>
          <table:table-cell office:value-type="string" table:style-name="ce27">
            <text:p>Singup.jsx</text:p>
          </table:table-cell>
          <table:table-cell office:value-type="string" table:style-name="ce24">
            <text:p>/signup</text:p>
          </table:table-cell>
          <table:table-cell office:value-type="string" table:style-name="ce27">
            <text:p>회원가입 페이지로 이동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number-columns-repeated="2" table:style-name="ce54"/>
          <table:table-cell office:value-type="string" table:style-name="ce27">
            <text:p><text:span text:style-name="T7">로그인/로그아웃</text:span></text:p>
          </table:table-cell>
          <table:table-cell office:value-type="string" table:style-name="ce27">
            <text:p>Login.jsx</text:p>
          </table:table-cell>
          <table:table-cell office:value-type="string" table:style-name="ce24">
            <text:p>/login</text:p>
          </table:table-cell>
          <table:table-cell office:value-type="string" table:style-name="ce28">
            <text:p><text:span text:style-name="T14">로그인페이지로 이동</text:span><text:span text:style-name="T15">,<text:s/></text:span><text:span text:style-name="T14">로그아웃</text:span><text:span text:style-name="T15"><text:s/></text:span><text:span text:style-name="T14">처리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number-columns-repeated="2" table:style-name="ce54"/>
          <table:table-cell office:value-type="string" table:style-name="ce26">
            <text:p>마이페이지</text:p>
          </table:table-cell>
          <table:table-cell office:value-type="string" table:style-name="ce27">
            <text:p>MyOrders.jsx</text:p>
          </table:table-cell>
          <table:table-cell office:value-type="string" table:style-name="ce27">
            <text:p>/mypage</text:p>
          </table:table-cell>
          <table:table-cell office:value-type="string" table:style-name="ce27">
            <text:p>마이 페이지로 이동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62">
            <text:p>관리자</text:p>
          </table:table-cell>
          <table:table-cell table:style-name="ce47"/>
          <table:table-cell table:style-name="ce54"/>
          <table:table-cell table:style-name="ce55"/>
          <table:table-cell office:value-type="string" table:style-name="ce27">
            <text:p><text:span text:style-name="T7">관리자페이지</text:span></text:p>
          </table:table-cell>
          <table:table-cell office:value-type="string" table:style-name="ce27">
            <text:p>AdminLayout.jsx</text:p>
          </table:table-cell>
          <table:table-cell office:value-type="string" table:style-name="ce27">
            <text:p>/admin</text:p>
          </table:table-cell>
          <table:table-cell office:value-type="string" table:style-name="ce27">
            <text:p>관리자 페이지로 이동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7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54"/>
          <table:table-cell office:value-type="string" table:style-name="ce53">
            <text:p>LogoSearch</text:p>
          </table:table-cell>
          <table:table-cell office:value-type="string" table:style-name="ce26">
            <text:p>상품 검색</text:p>
          </table:table-cell>
          <table:table-cell table:number-columns-repeated="2" table:style-name="ce27"/>
          <table:table-cell office:value-type="string" table:style-name="ce75">
            <text:p>상품 검색 페이지로 이동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54"/>
          <table:table-cell office:value-type="string" table:style-name="ce57">
            <text:p><text:span text:style-name="T12">컴포넌트명</text:span><text:span text:style-name="T1"><text:s/>: LogoSearch.jsx</text:span></text:p>
          </table:table-cell>
          <table:table-cell office:value-type="string" table:style-name="ce26">
            <text:p>장바구니</text:p>
          </table:table-cell>
          <table:table-cell office:value-type="string" table:style-name="ce27">
            <text:p>Cart.jsx</text:p>
          </table:table-cell>
          <table:table-cell office:value-type="string" table:style-name="ce27">
            <text:p>/cart</text:p>
          </table:table-cell>
          <table:table-cell office:value-type="string" table:style-name="ce27">
            <text:p>장바구니 페이지로 이동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54"/>
          <table:table-cell office:value-type="string" table:style-name="ce53">
            <text:p>CategoryNav</text:p>
          </table:table-cell>
          <table:table-cell office:value-type="string" table:style-name="ce26">
            <text:p>카테고리 목록</text:p>
          </table:table-cell>
          <table:table-cell table:number-columns-repeated="2" table:style-name="ce27"/>
          <table:table-cell office:value-type="string" table:style-name="ce28">
            <text:p>상품 검색 페이지로 이동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54"/>
          <table:table-cell office:value-type="string" table:style-name="ce57">
            <text:p><text:span text:style-name="T14">컴포넌트명</text:span><text:span text:style-name="T15"><text:s/>: CategoryNav.jsx</text:span></text:p>
          </table:table-cell>
          <table:table-cell office:value-type="string" table:style-name="ce27">
            <text:p><text:span text:style-name="T11">신상품</text:span></text:p>
          </table:table-cell>
          <table:table-cell table:number-columns-repeated="2" table:style-name="ce27"/>
          <table:table-cell office:value-type="string" table:style-name="ce28">
            <text:p>상품 목록 페이지로 이동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54"/>
          <table:table-cell table:style-name="ce57"/>
          <table:table-cell office:value-type="string" table:style-name="ce27">
            <text:p><text:span text:style-name="T11">베스트</text:span></text:p>
          </table:table-cell>
          <table:table-cell table:number-columns-repeated="2" table:style-name="ce27"/>
          <table:table-cell office:value-type="string" table:style-name="ce28">
            <text:p>"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number-columns-repeated="2" table:style-name="ce54"/>
          <table:table-cell office:value-type="string" table:style-name="ce27">
            <text:p><text:span text:style-name="T11">알뜰쇼핑</text:span></text:p>
          </table:table-cell>
          <table:table-cell table:number-columns-repeated="2" table:style-name="ce27"/>
          <table:table-cell office:value-type="string" table:style-name="ce28">
            <text:p>"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number-columns-repeated="2" table:style-name="ce54"/>
          <table:table-cell office:value-type="string" table:style-name="ce27">
            <text:p><text:span text:style-name="T11">특가</text:span><text:span text:style-name="T7">/</text:span><text:span text:style-name="T11">혜택</text:span></text:p>
          </table:table-cell>
          <table:table-cell table:number-columns-repeated="2" table:style-name="ce27"/>
          <table:table-cell office:value-type="string" table:style-name="ce28">
            <text:p>"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number-columns-repeated="2" table:style-name="ce54"/>
          <table:table-cell office:value-type="string" table:style-name="ce27">
            <text:p><text:span text:style-name="T11">레시피</text:span></text:p>
          </table:table-cell>
          <table:table-cell office:value-type="string" table:style-name="ce27">
            <text:p>RecipePage.jsx</text:p>
          </table:table-cell>
          <table:table-cell office:value-type="string" table:style-name="ce27">
            <text:p>/recipe</text:p>
          </table:table-cell>
          <table:table-cell office:value-type="string" table:style-name="ce28">
            <text:p><text:span text:style-name="T14">레시피</text:span><text:s/><text:span text:style-name="T14">페이지로</text:span><text:span text:style-name="T15"><text:s/></text:span><text:span text:style-name="T14">이동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number-columns-repeated="2" table:style-name="ce55"/>
          <table:table-cell office:value-type="string" table:style-name="ce27">
            <text:p><text:span text:style-name="T11">샛별</text:span><text:span text:style-name="T7">/</text:span><text:span text:style-name="T11">하루</text:span><text:span text:style-name="T7"><text:s/></text:span><text:span text:style-name="T11">배송안내</text:span></text:p>
          </table:table-cell>
          <table:table-cell office:value-type="string" table:style-name="ce27">
            <text:p>Delivery.jsx</text:p>
          </table:table-cell>
          <table:table-cell office:value-type="string" table:style-name="ce27">
            <text:p>/delivery</text:p>
          </table:table-cell>
          <table:table-cell office:value-type="string" table:style-name="ce28">
            <text:p><text:span text:style-name="T14">배송 정보 페이지로 이동 및 배송</text:span><text:span text:style-name="T15"><text:s/></text:span><text:span text:style-name="T14">정보</text:span>(<text:span text:style-name="T14">카카오</text:span><text:span text:style-name="T15"><text:s/></text:span><text:span text:style-name="T14">지도</text:span><text:span text:style-name="T15"><text:s/></text:span><text:span text:style-name="T14">연동</text:span><text:span text:style-name="T15">)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office:value-type="string" table:style-name="ce37">
            <text:p><text:span text:style-name="T7">메인</text:span></text:p>
          </table:table-cell>
          <table:table-cell office:value-type="string" table:style-name="ce27">
            <text:p>사이드 배너 표시</text:p>
          </table:table-cell>
          <table:table-cell table:style-name="ce27"/>
          <table:table-cell office:value-type="string" table:style-name="ce27">
            <text:p>RightAdBanner.jsx</text:p>
          </table:table-cell>
          <table:table-cell table:style-name="ce27"/>
          <table:table-cell office:value-type="string" table:style-name="ce28">
            <text:p><text:span text:style-name="T14">오른쪽</text:span><text:span text:style-name="T15"><text:s/></text:span><text:span text:style-name="T14">사이드에</text:span><text:span text:style-name="T15"><text:s/></text:span><text:span text:style-name="T14">광고</text:span><text:span text:style-name="T15"><text:s/></text:span><text:span text:style-name="T14">표시</text:span>, 클릭시 해당 광고 사이트로 이동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39"/>
          <table:table-cell office:value-type="string" table:style-name="ce75">
            <text:p>슬라이드 상품 표시</text:p>
          </table:table-cell>
          <table:table-cell table:style-name="ce27"/>
          <table:table-cell office:value-type="string" table:style-name="ce27">
            <text:p>SlideContainer.jsx</text:p>
          </table:table-cell>
          <table:table-cell table:style-name="ce27"/>
          <table:table-cell office:value-type="string" table:style-name="ce28">
            <text:p>슬라이드로 상품 표시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39"/>
          <table:table-cell office:value-type="string" table:style-name="ce27">
            <text:p>상품 추천 리스트</text:p>
          </table:table-cell>
          <table:table-cell table:style-name="ce27"/>
          <table:table-cell office:value-type="string" table:style-name="ce27">
            <text:p>ProductList.jsx</text:p>
          </table:table-cell>
          <table:table-cell table:style-name="ce27"/>
          <table:table-cell office:value-type="string" table:style-name="ce28">
            <text:p><text:span text:style-name="T14">유저가</text:span><text:span text:style-name="T15"><text:s/></text:span><text:span text:style-name="T14">선택한</text:span><text:span text:style-name="T15"><text:s/></text:span><text:span text:style-name="T14">정보를</text:span><text:span text:style-name="T15"><text:s/></text:span><text:span text:style-name="T14">바탕으로</text:span><text:span text:style-name="T15"><text:s/></text:span><text:span text:style-name="T14">추천</text:span><text:span text:style-name="T15"><text:s/></text:span><text:span text:style-name="T14">상품</text:span><text:span text:style-name="T15"><text:s/></text:span><text:span text:style-name="T13">리스트<text:s/></text:span><text:span text:style-name="T14">표시, 클릭시 상품 상세 페이지로 이동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39"/>
          <table:table-cell office:value-type="string" table:style-name="ce27">
            <text:p>세일 추천 리스트</text:p>
          </table:table-cell>
          <table:table-cell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28">
            <text:p><text:span text:style-name="T14">세일</text:span><text:span text:style-name="T15"><text:s/></text:span><text:span text:style-name="T14">상품</text:span><text:span text:style-name="T15"><text:s/></text:span><text:span text:style-name="T13">리스트<text:s/></text:span><text:span text:style-name="T14">표시</text:span>, 클릭시 상품 상세 페이지로 이동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7"/>
          <table:table-cell table:style-name="ce35"/>
          <table:table-cell office:value-type="string" table:style-name="ce27">
            <text:p>인기 랭킹 리스트</text:p>
          </table:table-cell>
          <table:table-cell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28">
            <text:p><text:span text:style-name="T14">인기</text:span><text:span text:style-name="T15"><text:s/></text:span><text:span text:style-name="T14">있는</text:span><text:span text:style-name="T15"><text:s/></text:span><text:span text:style-name="T14">상품 리스트</text:span><text:span text:style-name="T15"><text:s/></text:span><text:span text:style-name="T14">표시</text:span><text:span text:style-name="T15">,<text:s/></text:span><text:span text:style-name="T14">클릭시</text:span><text:span text:style-name="T15"><text:s/></text:span><text:span text:style-name="T14">상품</text:span><text:span text:style-name="T15"><text:s/></text:span><text:span text:style-name="T14">상세</text:span><text:span text:style-name="T15"><text:s/></text:span><text:span text:style-name="T14">페이지로</text:span><text:span text:style-name="T15"><text:s/></text:span><text:span text:style-name="T14">이동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48"/>
          <table:table-cell office:value-type="string" table:style-name="ce46">
            <text:p><text:span text:style-name="T7">푸터</text:span></text:p>
          </table:table-cell>
          <table:table-cell table:number-columns-repeated="2" table:style-name="ce27"/>
          <table:table-cell office:value-type="string" table:style-name="ce27">
            <text:p>Footer.jsx</text:p>
          </table:table-cell>
          <table:table-cell office:value-type="string" table:style-name="ce37">
            <text:p>/footer</text:p>
          </table:table-cell>
          <table:table-cell office:value-type="string" table:style-name="ce28">
            <text:p><text:span text:style-name="T14">회사</text:span><text:span text:style-name="T15"><text:s/></text:span><text:span text:style-name="T14">정보</text:span><text:span text:style-name="T1"><text:s/></text:span><text:span text:style-name="T14">표시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4">
            <text:p><text:span text:style-name="T7">사용자</text:span></text:p>
          </table:table-cell>
          <table:table-cell office:value-type="string" table:style-name="ce51">
            <text:p><text:span text:style-name="T7">회원</text:span></text:p>
          </table:table-cell>
          <table:table-cell office:value-type="string" table:style-name="ce34">
            <text:p><text:span text:style-name="T7">로그인</text:span></text:p>
          </table:table-cell>
          <table:table-cell table:number-columns-repeated="2" table:style-name="ce29"/>
          <table:table-cell office:value-type="string" table:style-name="ce34">
            <text:p>Login.jsx</text:p>
          </table:table-cell>
          <table:table-cell office:value-type="string" table:style-name="ce34">
            <text:p>/login</text:p>
          </table:table-cell>
          <table:table-cell office:value-type="string" table:style-name="ce32">
            <text:p>JWT<text:s/><text:span text:style-name="T14">로그인</text:span>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/api/member/login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44">
            <text:p><text:span text:style-name="T7">사용자</text:span></text:p>
          </table:table-cell>
          <table:table-cell table:style-name="ce52"/>
          <table:table-cell table:style-name="ce38"/>
          <table:table-cell office:value-type="string" table:style-name="ce32">
            <text:p>네이버 로그인</text:p>
          </table:table-cell>
          <table:table-cell table:number-columns-repeated="3" table:style-name="ce29"/>
          <table:table-cell office:value-type="string" table:style-name="ce33">
            <text:p><text:span text:style-name="T14">네이버</text:span><text:span text:style-name="T15"><text:s/></text:span><text:span text:style-name="T14">로그인 페이지로 이동</text:span>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/oauth2/authorization/naver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44">
            <text:p><text:span text:style-name="T7">사용자</text:span></text:p>
          </table:table-cell>
          <table:table-cell table:style-name="ce52"/>
          <table:table-cell table:style-name="ce38"/>
          <table:table-cell office:value-type="string" table:style-name="ce32">
            <text:p>카카오 로그인</text:p>
          </table:table-cell>
          <table:table-cell table:number-columns-repeated="3" table:style-name="ce29"/>
          <table:table-cell office:value-type="string" table:style-name="ce74">
            <text:p>카카오 로그인 페이지로 이동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/oauth2/authorization/kakao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1">
          <table:table-cell office:value-type="string" table:style-name="ce44">
            <text:p><text:span text:style-name="T7">사용자</text:span></text:p>
          </table:table-cell>
          <table:table-cell table:style-name="ce52"/>
          <table:table-cell table:style-name="ce38"/>
          <table:table-cell office:value-type="string" table:style-name="ce32">
            <text:p><text:span text:style-name="T7">아이디 찾기</text:span></text:p>
          </table:table-cell>
          <table:table-cell table:number-columns-repeated="2" table:style-name="ce29"/>
          <table:table-cell table:style-name="ce36"/>
          <table:table-cell office:value-type="string" table:style-name="ce29">
            <text:p>아이디 찾기 페이지로 이동</text:p>
          </table:table-cell>
          <table:table-cell office:value-type="string" table:style-name="ce29">
            <text:p>X</text:p>
          </table:table-cell>
          <table:table-cell table:number-columns-repeated="3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1">
          <table:table-cell office:value-type="string" table:style-name="ce44">
            <text:p><text:span text:style-name="T7">사용자</text:span></text:p>
          </table:table-cell>
          <table:table-cell table:style-name="ce52"/>
          <table:table-cell table:style-name="ce36"/>
          <table:table-cell office:value-type="string" table:style-name="ce50">
            <text:p><text:span text:style-name="T7">비밀번호 찾기</text:span></text:p>
          </table:table-cell>
          <table:table-cell table:number-columns-repeated="3" table:style-name="ce29"/>
          <table:table-cell office:value-type="string" table:style-name="ce29">
            <text:p>비밀번호 찾기 페이지로 이동</text:p>
          </table:table-cell>
          <table:table-cell office:value-type="string" table:style-name="ce29">
            <text:p>X</text:p>
          </table:table-cell>
          <table:table-cell table:number-columns-repeated="3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1">
          <table:table-cell office:value-type="string" table:style-name="ce44">
            <text:p><text:span text:style-name="T7">사용자</text:span></text:p>
          </table:table-cell>
          <table:table-cell table:style-name="ce52"/>
          <table:table-cell office:value-type="string" table:style-name="ce29">
            <text:p>아이디 찾기</text:p>
          </table:table-cell>
          <table:table-cell table:style-name="ce32"/>
          <table:table-cell table:style-name="ce29"/>
          <table:table-cell office:value-type="string" table:style-name="ce29">
            <text:p>FindUserId.jsx</text:p>
          </table:table-cell>
          <table:table-cell office:value-type="string" table:style-name="ce29">
            <text:p>/find-user-id</text:p>
          </table:table-cell>
          <table:table-cell office:value-type="string" table:style-name="ce29">
            <text:p>휴대폰 번호, 이메일을 이용한 아이디 찾기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/api/member/find-user-Id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44">
            <text:p><text:span text:style-name="T7">사용자</text:span></text:p>
          </table:table-cell>
          <table:table-cell table:style-name="ce52"/>
          <table:table-cell office:value-type="string" table:style-name="ce29">
            <text:p>비밀번호 찾기</text:p>
          </table:table-cell>
          <table:table-cell table:style-name="ce33"/>
          <table:table-cell table:style-name="ce29"/>
          <table:table-cell office:value-type="string" table:style-name="ce29">
            <text:p>FindPassword.jsx</text:p>
          </table:table-cell>
          <table:table-cell office:value-type="string" table:style-name="ce29">
            <text:p>/find-password</text:p>
          </table:table-cell>
          <table:table-cell office:value-type="string" table:style-name="ce30">
            <text:p><text:span text:style-name="T14">휴대폰</text:span><text:span text:style-name="T15"><text:s/></text:span><text:span text:style-name="T14">번호</text:span><text:span text:style-name="T15">,<text:s/></text:span><text:span text:style-name="T14">이메일을</text:span><text:span text:style-name="T15"><text:s/></text:span><text:span text:style-name="T14">이용한</text:span><text:span text:style-name="T15"><text:s/></text:span><text:span text:style-name="T14">패스워드</text:span><text:span text:style-name="T15"><text:s/></text:span><text:span text:style-name="T14">찾기</text:span>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/api/member/find-password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8">
          <table:table-cell office:value-type="string" table:style-name="ce44">
            <text:p><text:span text:style-name="T7">사용자</text:span></text:p>
          </table:table-cell>
          <table:table-cell table:style-name="ce52"/>
          <table:table-cell office:value-type="string" table:style-name="ce34">
            <text:p><text:span text:style-name="T7">회원가입</text:span></text:p>
          </table:table-cell>
          <table:table-cell table:style-name="ce32"/>
          <table:table-cell table:style-name="ce29"/>
          <table:table-cell office:value-type="string" table:style-name="ce29">
            <text:p>Singup.jsx</text:p>
          </table:table-cell>
          <table:table-cell office:value-type="string" table:style-name="ce29">
            <text:p>/signup</text:p>
          </table:table-cell>
          <table:table-cell office:value-type="string" table:style-name="ce29">
            <text:p><text:span text:style-name="T7">회원가입</text:span><text:span text:style-name="T9">,<text:s/></text:span><text:span text:style-name="T7">이메일 인증</text:span>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/api/member/signup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44">
            <text:p><text:span text:style-name="T7">사용자</text:span></text:p>
          </table:table-cell>
          <table:table-cell table:style-name="ce52"/>
          <table:table-cell table:style-name="ce38"/>
          <table:table-cell office:value-type="string" table:style-name="ce33">
            <text:p>아이디 확인</text:p>
          </table:table-cell>
          <table:table-cell table:number-columns-repeated="3" table:style-name="ce29"/>
          <table:table-cell office:value-type="string" table:style-name="ce29">
            <text:p>입력한 아이디에 대해 존재하는지 유무 판단</text:p>
          </table:table-cell>
          <table:table-cell office:value-type="string" table:style-name="ce29">
            <text:p>O</text:p>
          </table:table-cell>
          <table:table-cell office:value-type="string" table:style-name="ce31">
            <text:p>/member/idcheck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44">
            <text:p><text:span text:style-name="T7">사용자</text:span></text:p>
          </table:table-cell>
          <table:table-cell table:style-name="ce49"/>
          <table:table-cell table:style-name="ce36"/>
          <table:table-cell office:value-type="string" table:style-name="ce33">
            <text:p><text:span text:style-name="T14">주소</text:span><text:span text:style-name="T15"><text:s/></text:span><text:span text:style-name="T13">검색</text:span></text:p>
          </table:table-cell>
          <table:table-cell table:number-columns-repeated="3" table:style-name="ce29"/>
          <table:table-cell office:value-type="string" table:style-name="ce29">
            <text:p>주소 검색</text:p>
          </table:table-cell>
          <table:table-cell office:value-type="string" table:style-name="ce29">
            <text:p>O</text:p>
          </table:table-cell>
          <table:table-cell office:value-type="string" table:style-name="ce31">
            <text:p>//t1.daumcdn.net/mapjsapi/bundle/postcode/prod/postcode.v2.js</text:p>
          </table:table-cell>
          <table:table-cell table:style-name="ce29"/>
          <table:table-cell office:value-type="string" table:style-name="ce29">
            <text:p>다음 주소 찾기 API</text:p>
          </table:table-cell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office:value-type="string" table:style-name="ce76">
            <text:p><text:span text:style-name="T14">상품</text:span><text:span text:style-name="T15"><text:s/></text:span><text:span text:style-name="T13">목록</text:span></text:p>
          </table:table-cell>
          <table:table-cell office:value-type="string" table:style-name="ce27">
            <text:p><text:span text:style-name="T11">신상품</text:span></text:p>
          </table:table-cell>
          <table:table-cell table:number-columns-repeated="2" table:style-name="ce27"/>
          <table:table-cell office:value-type="string" table:style-name="ce27">
            <text:p>HeaderProductList.jsx</text:p>
          </table:table-cell>
          <table:table-cell office:value-type="string" table:style-name="ce27">
            <text:p>/productList/new</text:p>
          </table:table-cell>
          <table:table-cell office:value-type="string" table:style-name="ce28">
            <text:p><text:span text:style-name="T14">상품</text:span><text:span text:style-name="T15"><text:s/></text:span><text:span text:style-name="T14">등록</text:span><text:span text:style-name="T15"><text:s/></text:span><text:span text:style-name="T14">기준</text:span><text:span text:style-name="T15"><text:s/></text:span><text:span text:style-name="T14">상품</text:span><text:span text:style-name="T15"><text:s/></text:span><text:span text:style-name="T14">표시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47"/>
          <table:table-cell office:value-type="string" table:style-name="ce27">
            <text:p><text:span text:style-name="T11">베스트</text:span></text:p>
          </table:table-cell>
          <table:table-cell table:number-columns-repeated="2" table:style-name="ce27"/>
          <table:table-cell office:value-type="string" table:style-name="ce27">
            <text:p>"</text:p>
          </table:table-cell>
          <table:table-cell office:value-type="string" table:style-name="ce27">
            <text:p>/productList/best</text:p>
          </table:table-cell>
          <table:table-cell office:value-type="string" table:style-name="ce28">
            <text:p><text:span text:style-name="T14">인기</text:span><text:span text:style-name="T15"><text:s/></text:span><text:span text:style-name="T14">상품</text:span><text:span text:style-name="T15"><text:s/></text:span><text:span text:style-name="T14">기준</text:span><text:span text:style-name="T15"><text:s/></text:span><text:span text:style-name="T14">상품</text:span><text:span text:style-name="T15"><text:s/></text:span><text:span text:style-name="T14">표시</text:span>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product/productBestList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47"/>
          <table:table-cell office:value-type="string" table:style-name="ce27">
            <text:p><text:span text:style-name="T11">알뜰쇼핑</text:span></text:p>
          </table:table-cell>
          <table:table-cell table:number-columns-repeated="2" table:style-name="ce27"/>
          <table:table-cell office:value-type="string" table:style-name="ce27">
            <text:p>"</text:p>
          </table:table-cell>
          <table:table-cell office:value-type="string" table:style-name="ce27">
            <text:p>/productList/sale</text:p>
          </table:table-cell>
          <table:table-cell office:value-type="string" table:style-name="ce28">
            <text:p><text:span text:style-name="T14">할인율</text:span><text:span text:style-name="T15"><text:s/></text:span><text:span text:style-name="T14">기준</text:span><text:span text:style-name="T15"><text:s/></text:span><text:span text:style-name="T14">상품</text:span><text:span text:style-name="T15"><text:s/></text:span><text:span text:style-name="T14">표시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47"/>
          <table:table-cell office:value-type="string" table:style-name="ce27">
            <text:p><text:span text:style-name="T11">특가</text:span><text:span text:style-name="T7">/</text:span><text:span text:style-name="T11">혜택</text:span></text:p>
          </table:table-cell>
          <table:table-cell table:number-columns-repeated="2" table:style-name="ce27"/>
          <table:table-cell office:value-type="string" table:style-name="ce27">
            <text:p>"</text:p>
          </table:table-cell>
          <table:table-cell office:value-type="string" table:style-name="ce27">
            <text:p>/productList/deal</text:p>
          </table:table-cell>
          <table:table-cell office:value-type="string" table:style-name="ce28">
            <text:p><text:span text:style-name="T14">특가</text:span><text:span text:style-name="T15"><text:s/></text:span><text:span text:style-name="T14">해택</text:span><text:span text:style-name="T15"><text:s/></text:span><text:span text:style-name="T14">기준</text:span><text:span text:style-name="T15"><text:s/></text:span><text:span text:style-name="T14">상품 표시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47"/>
          <table:table-cell office:value-type="string" table:style-name="ce27">
            <text:p>상품 선택</text:p>
          </table:table-cell>
          <table:table-cell table:number-columns-repeated="2"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28">
            <text:p><text:span text:style-name="T14">상품 이미지 선택시 상품</text:span><text:span text:style-name="T15"><text:s/></text:span><text:span text:style-name="T14">상세</text:span><text:span text:style-name="T15"><text:s/></text:span><text:span text:style-name="T14">페이지로</text:span><text:span text:style-name="T15"><text:s/></text:span><text:span text:style-name="T14">이동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23">
            <text:p><text:span text:style-name="T7">사용자</text:span></text:p>
          </table:table-cell>
          <table:table-cell table:style-name="ce47"/>
          <table:table-cell office:value-type="string" table:style-name="ce37">
            <text:p>필터</text:p>
          </table:table-cell>
          <table:table-cell office:value-type="string" table:style-name="ce27">
            <text:p>최신순</text:p>
          </table:table-cell>
          <table:table-cell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28">
            <text:p>최신 등록 순으로 상품 재정렬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47"/>
          <table:table-cell table:style-name="ce39"/>
          <table:table-cell office:value-type="string" table:style-name="ce27">
            <text:p>높은 가격순</text:p>
          </table:table-cell>
          <table:table-cell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40">
            <text:p><text:span text:style-name="T13">높은 가격</text:span><text:span text:style-name="T15"><text:s/></text:span><text:span text:style-name="T14">순으로</text:span><text:span text:style-name="T15"><text:s/></text:span><text:span text:style-name="T14">상품</text:span><text:span text:style-name="T15"><text:s/></text:span><text:span text:style-name="T14">재정렬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48"/>
          <table:table-cell table:style-name="ce35"/>
          <table:table-cell office:value-type="string" table:style-name="ce27">
            <text:p>낮은 가격순</text:p>
          </table:table-cell>
          <table:table-cell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40">
            <text:p><text:span text:style-name="T13">낮은</text:span><text:span text:style-name="T15"><text:s/></text:span><text:span text:style-name="T13">가격<text:s/></text:span><text:span text:style-name="T14">순으로</text:span><text:span text:style-name="T15"><text:s/></text:span><text:span text:style-name="T14">상품</text:span><text:span text:style-name="T15"><text:s/></text:span><text:span text:style-name="T14">재정렬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5">
            <text:p><text:span text:style-name="T7">사용자</text:span></text:p>
          </table:table-cell>
          <table:table-cell office:value-type="string" table:style-name="ce78">
            <text:p>상품 검색</text:p>
          </table:table-cell>
          <table:table-cell office:value-type="string" table:style-name="ce29">
            <text:p>카테고리 선택</text:p>
          </table:table-cell>
          <table:table-cell table:number-columns-repeated="2" table:style-name="ce29"/>
          <table:table-cell office:value-type="string" table:style-name="ce29">
            <text:p>SearchResult.jsx</text:p>
          </table:table-cell>
          <table:table-cell office:value-type="string" table:style-name="ce29">
            <text:p>/category/:keyword</text:p>
          </table:table-cell>
          <table:table-cell office:value-type="string" table:style-name="ce30">
            <text:p>선택한 카테고리의 상품 표시</text:p>
          </table:table-cell>
          <table:table-cell office:value-type="string" table:style-name="ce29">
            <text:p>X</text:p>
          </table:table-cell>
          <table:table-cell table:number-columns-repeated="3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25">
            <text:p><text:span text:style-name="T7">사용자</text:span></text:p>
          </table:table-cell>
          <table:table-cell table:style-name="ce52"/>
          <table:table-cell office:value-type="string" table:style-name="ce31">
            <text:p>상품 검색</text:p>
          </table:table-cell>
          <table:table-cell table:number-columns-repeated="2" table:style-name="ce29"/>
          <table:table-cell office:value-type="string" table:style-name="ce29">
            <text:p>"</text:p>
          </table:table-cell>
          <table:table-cell office:value-type="string" table:style-name="ce29">
            <text:p>/search/:keyword</text:p>
          </table:table-cell>
          <table:table-cell office:value-type="string" table:style-name="ce30">
            <text:p>상품명, 브랜드명, 설명에 키워드가 포함된 상품 표시</text:p>
          </table:table-cell>
          <table:table-cell office:value-type="string" table:style-name="ce29">
            <text:p>X</text:p>
          </table:table-cell>
          <table:table-cell table:number-columns-repeated="3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25">
            <text:p>사용자</text:p>
          </table:table-cell>
          <table:table-cell table:style-name="ce52"/>
          <table:table-cell office:value-type="string" table:style-name="ce80">
            <text:p>상품 선택</text:p>
          </table:table-cell>
          <table:table-cell table:number-columns-repeated="2" table:style-name="ce29"/>
          <table:table-cell office:value-type="string" table:style-name="ce29">
            <text:p>"</text:p>
          </table:table-cell>
          <table:table-cell table:style-name="ce29"/>
          <table:table-cell office:value-type="string" table:style-name="ce30">
            <text:p>상품 이미지 선택시 상품 상세 페이지로 이동</text:p>
          </table:table-cell>
          <table:table-cell office:value-type="string" table:style-name="ce29">
            <text:p>X</text:p>
          </table:table-cell>
          <table:table-cell table:number-columns-repeated="3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1">
          <table:table-cell office:value-type="string" table:style-name="ce25">
            <text:p>사용자</text:p>
          </table:table-cell>
          <table:table-cell table:style-name="ce52"/>
          <table:table-cell office:value-type="string" table:style-name="ce34">
            <text:p>필터</text:p>
          </table:table-cell>
          <table:table-cell office:value-type="string" table:style-name="ce29">
            <text:p>최신순</text:p>
          </table:table-cell>
          <table:table-cell table:style-name="ce29"/>
          <table:table-cell office:value-type="string" table:style-name="ce29">
            <text:p>"</text:p>
          </table:table-cell>
          <table:table-cell table:style-name="ce29"/>
          <table:table-cell office:value-type="string" table:style-name="ce30">
            <text:p>최신 등록 순으로 상품 재정렬</text:p>
          </table:table-cell>
          <table:table-cell office:value-type="string" table:style-name="ce29">
            <text:p>X</text:p>
          </table:table-cell>
          <table:table-cell table:number-columns-repeated="3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25">
            <text:p>사용자</text:p>
          </table:table-cell>
          <table:table-cell table:style-name="ce52"/>
          <table:table-cell table:style-name="ce38"/>
          <table:table-cell office:value-type="string" table:style-name="ce29">
            <text:p>높은 가격순</text:p>
          </table:table-cell>
          <table:table-cell table:style-name="ce29"/>
          <table:table-cell office:value-type="string" table:style-name="ce29">
            <text:p>"</text:p>
          </table:table-cell>
          <table:table-cell table:style-name="ce29"/>
          <table:table-cell office:value-type="string" table:style-name="ce42">
            <text:p><text:span text:style-name="T13">높은 가격</text:span><text:span text:style-name="T15"><text:s/></text:span><text:span text:style-name="T14">순으로</text:span><text:span text:style-name="T15"><text:s/></text:span><text:span text:style-name="T14">상품</text:span><text:span text:style-name="T15"><text:s/></text:span><text:span text:style-name="T14">재정렬</text:span></text:p>
          </table:table-cell>
          <table:table-cell office:value-type="string" table:style-name="ce29">
            <text:p>X</text:p>
          </table:table-cell>
          <table:table-cell table:number-columns-repeated="3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25">
            <text:p>사용자</text:p>
          </table:table-cell>
          <table:table-cell table:style-name="ce52"/>
          <table:table-cell table:style-name="ce36"/>
          <table:table-cell office:value-type="string" table:style-name="ce29">
            <text:p>낮은 가격순</text:p>
          </table:table-cell>
          <table:table-cell table:style-name="ce29"/>
          <table:table-cell office:value-type="string" table:style-name="ce29">
            <text:p>"</text:p>
          </table:table-cell>
          <table:table-cell table:style-name="ce29"/>
          <table:table-cell office:value-type="string" table:style-name="ce42">
            <text:p><text:span text:style-name="T13">낮은</text:span><text:span text:style-name="T15"><text:s/></text:span><text:span text:style-name="T13">가격<text:s/></text:span><text:span text:style-name="T14">순으로</text:span><text:span text:style-name="T15"><text:s/></text:span><text:span text:style-name="T14">상품</text:span><text:span text:style-name="T15"><text:s/></text:span><text:span text:style-name="T14">재정렬</text:span></text:p>
          </table:table-cell>
          <table:table-cell office:value-type="string" table:style-name="ce29">
            <text:p>X</text:p>
          </table:table-cell>
          <table:table-cell table:number-columns-repeated="3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office:value-type="string" table:style-name="ce76">
            <text:p><text:span text:style-name="T3">상품</text:span><text:span text:style-name="T1"><text:s/></text:span><text:span text:style-name="T14">상세</text:span></text:p>
          </table:table-cell>
          <table:table-cell office:value-type="string" table:style-name="ce77">
            <text:p><text:span text:style-name="T14">상품</text:span><text:span text:style-name="T15"><text:s/></text:span><text:span text:style-name="T14">정보</text:span></text:p>
          </table:table-cell>
          <table:table-cell table:style-name="ce46"/>
          <table:table-cell table:style-name="ce27"/>
          <table:table-cell office:value-type="string" table:style-name="ce27">
            <text:p>ProductDetail.jsx</text:p>
          </table:table-cell>
          <table:table-cell office:value-type="string" table:style-name="ce27">
            <text:p>/products/:id</text:p>
          </table:table-cell>
          <table:table-cell office:value-type="string" table:style-name="ce28">
            <text:p><text:span text:style-name="T14">선택한 상품</text:span><text:span text:style-name="T15"><text:s/></text:span><text:span text:style-name="T14">정보</text:span><text:span text:style-name="T15"><text:s/></text:span><text:span text:style-name="T14">표시</text:span>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products/productDetail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79"/>
          <table:table-cell table:style-name="ce84"/>
          <table:table-cell office:value-type="string" table:style-name="ce46">
            <text:p>브랜드명 검색</text:p>
          </table:table-cell>
          <table:table-cell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28">
            <text:p><text:span text:style-name="T14">해당 브랜드명으로</text:span><text:span text:style-name="T15"><text:s/></text:span><text:span text:style-name="T14">상품</text:span><text:span text:style-name="T15"><text:s/></text:span><text:span text:style-name="T14">검색</text:span><text:span text:style-name="T15"><text:s/></text:span><text:span text:style-name="T14">페이지로</text:span><text:span text:style-name="T15"><text:s/></text:span><text:span text:style-name="T14">이동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23">
            <text:p><text:span text:style-name="T7">사용자</text:span></text:p>
          </table:table-cell>
          <table:table-cell table:style-name="ce79"/>
          <table:table-cell table:style-name="ce61"/>
          <table:table-cell office:value-type="string" table:style-name="ce46">
            <text:p>장바구니</text:p>
          </table:table-cell>
          <table:table-cell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28">
            <text:p>장바구니 테이블에 해당 상품 정보 추가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cart/add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47"/>
          <table:table-cell office:value-type="string" table:style-name="ce81">
            <text:p><text:span text:style-name="T1">속성<text:s/></text:span><text:span text:style-name="T14">정보</text:span></text:p>
          </table:table-cell>
          <table:table-cell table:number-columns-repeated="2" table:style-name="ce27"/>
          <table:table-cell office:value-type="string" table:style-name="ce27">
            <text:p>Item.jsx</text:p>
          </table:table-cell>
          <table:table-cell table:style-name="ce27"/>
          <table:table-cell office:value-type="string" table:style-name="ce43">
            <text:p><text:span text:style-name="T3">상품</text:span><text:span text:style-name="T4"><text:s/></text:span><text:span text:style-name="T17">속성<text:s/></text:span><text:span text:style-name="T3">정보 표시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47"/>
          <table:table-cell office:value-type="string" table:style-name="ce28">
            <text:p><text:span text:style-name="T3">상세</text:span><text:span text:style-name="T1"><text:s/>정보</text:span></text:p>
          </table:table-cell>
          <table:table-cell table:number-columns-repeated="2" table:style-name="ce27"/>
          <table:table-cell office:value-type="string" table:style-name="ce27">
            <text:p>Detail.jsx</text:p>
          </table:table-cell>
          <table:table-cell table:style-name="ce27"/>
          <table:table-cell office:value-type="string" table:style-name="ce43">
            <text:p><text:span text:style-name="T3">상품</text:span><text:span text:style-name="T4"><text:s/></text:span><text:span text:style-name="T17">상세<text:s/></text:span><text:span text:style-name="T3">정보 표시</text:span></text:p>
          </table:table-cell>
          <table:table-cell office:value-type="string" table:style-name="ce27">
            <text:p>X</text:p>
          </table:table-cell>
          <table:table-cell table:number-columns-repeated="3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23">
            <text:p><text:span text:style-name="T7">사용자</text:span></text:p>
          </table:table-cell>
          <table:table-cell table:style-name="ce47"/>
          <table:table-cell office:value-type="string" table:style-name="ce27">
            <text:p>구매 후기</text:p>
          </table:table-cell>
          <table:table-cell table:number-columns-repeated="2" table:style-name="ce27"/>
          <table:table-cell office:value-type="string" table:style-name="ce27">
            <text:p>ReviewList.jsx</text:p>
          </table:table-cell>
          <table:table-cell table:style-name="ce27"/>
          <table:table-cell office:value-type="string" table:style-name="ce43">
            <text:p><text:span text:style-name="T3">리뷰</text:span><text:span text:style-name="T4"><text:s/></text:span><text:span text:style-name="T17">정보 표시</text:span>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product/productReviewList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23">
            <text:p><text:span text:style-name="T7">사용자</text:span></text:p>
          </table:table-cell>
          <table:table-cell table:style-name="ce47"/>
          <table:table-cell office:value-type="string" table:style-name="ce37">
            <text:p>QnA</text:p>
          </table:table-cell>
          <table:table-cell table:number-columns-repeated="2" table:style-name="ce27"/>
          <table:table-cell office:value-type="string" table:style-name="ce27">
            <text:p>QnA.jsx</text:p>
          </table:table-cell>
          <table:table-cell office:value-type="string" table:style-name="ce27">
            <text:p>/products/:ppk/qna</text:p>
          </table:table-cell>
          <table:table-cell office:value-type="string" table:style-name="ce27">
            <text:p>QnA 정보 표시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product/productQnAList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1">
            <text:p>사용자</text:p>
          </table:table-cell>
          <table:table-cell table:style-name="ce48"/>
          <table:table-cell table:style-name="ce35"/>
          <table:table-cell office:value-type="string" table:style-name="ce27">
            <text:p>문의하기</text:p>
          </table:table-cell>
          <table:table-cell table:style-name="ce27"/>
          <table:table-cell office:value-type="string" table:style-name="ce27">
            <text:p>AddQnA.jsx</text:p>
          </table:table-cell>
          <table:table-cell table:style-name="ce27"/>
          <table:table-cell office:value-type="string" table:style-name="ce27">
            <text:p>QnA 질문 추가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product/addQnA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8">
          <table:table-cell office:value-type="string" table:style-name="ce25">
            <text:p><text:span text:style-name="T7">사용자</text:span></text:p>
          </table:table-cell>
          <table:table-cell office:value-type="string" table:style-name="ce34">
            <text:p><text:span text:style-name="T7">장바구니</text:span></text:p>
          </table:table-cell>
          <table:table-cell table:number-columns-repeated="3" table:style-name="ce29"/>
          <table:table-cell office:value-type="string" table:style-name="ce29">
            <text:p>Cart.jsx</text:p>
          </table:table-cell>
          <table:table-cell office:value-type="string" table:style-name="ce29">
            <text:p>/cart</text:p>
          </table:table-cell>
          <table:table-cell office:value-type="string" table:style-name="ce29">
            <text:p><text:span text:style-name="T7">장바구니 목록</text:span><text:span text:style-name="T9">/</text:span><text:span text:style-name="T7">수량변경</text:span><text:span text:style-name="T9">/</text:span><text:span text:style-name="T7">삭제</text:span>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/api/cart/cartList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25">
            <text:p><text:span text:style-name="T7">사용자</text:span></text:p>
          </table:table-cell>
          <table:table-cell table:style-name="ce38"/>
          <table:table-cell office:value-type="string" table:style-name="ce80">
            <text:p>주문하기</text:p>
          </table:table-cell>
          <table:table-cell table:number-columns-repeated="4" table:style-name="ce29"/>
          <table:table-cell office:value-type="string" table:style-name="ce30">
            <text:p><text:span text:style-name="T14">결제</text:span><text:span text:style-name="T15"><text:s/></text:span><text:span text:style-name="T14">페이지로</text:span><text:span text:style-name="T15"><text:s/></text:span><text:span text:style-name="T14">이동</text:span></text:p>
          </table:table-cell>
          <table:table-cell table:number-columns-repeated="4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1">
          <table:table-cell office:value-type="string" table:style-name="ce45">
            <text:p><text:span text:style-name="T7">사용자</text:span></text:p>
          </table:table-cell>
          <table:table-cell office:value-type="string" table:style-name="ce37">
            <text:p><text:span text:style-name="T7">결제</text:span></text:p>
          </table:table-cell>
          <table:table-cell table:style-name="ce46"/>
          <table:table-cell table:number-columns-repeated="2" table:style-name="ce27"/>
          <table:table-cell office:value-type="string" table:style-name="ce27">
            <text:p>CheckOut.jsx</text:p>
          </table:table-cell>
          <table:table-cell office:value-type="string" table:style-name="ce27">
            <text:p>/checkout</text:p>
          </table:table-cell>
          <table:table-cell office:value-type="string" table:style-name="ce43">
            <text:p>장바구니의 상품표시 및 결제 정보 표시</text:p>
          </table:table-cell>
          <table:table-cell table:number-columns-repeated="4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39"/>
          <table:table-cell office:value-type="string" table:style-name="ce86">
            <text:p><text:span text:style-name="T13">배송지</text:span><text:span text:style-name="T15"><text:s/></text:span><text:span text:style-name="T14">변경</text:span></text:p>
          </table:table-cell>
          <table:table-cell table:number-columns-repeated="2"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27">
            <text:p>배송지 입력 변경</text:p>
          </table:table-cell>
          <table:table-cell office:value-type="string" table:style-name="ce27">
            <text:p>O</text:p>
          </table:table-cell>
          <table:table-cell office:value-type="string" table:style-name="ce75">
            <text:p>//t1.daumcdn.net/mapjsapi/bundle/postcode/prod/postcode.v2.js</text:p>
          </table:table-cell>
          <table:table-cell table:style-name="ce27"/>
          <table:table-cell office:value-type="string" table:style-name="ce27">
            <text:p>다음 주소 찾기 API</text:p>
          </table:table-cell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45">
            <text:p><text:span text:style-name="T7">사용자</text:span></text:p>
          </table:table-cell>
          <table:table-cell table:style-name="ce39"/>
          <table:table-cell office:value-type="string" table:style-name="ce46">
            <text:p>카카오페이 결제</text:p>
          </table:table-cell>
          <table:table-cell table:number-columns-repeated="2"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27">
            <text:p>카카오 페이 결제 페이지로 이동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payment/kakao/ready</text:p>
          </table:table-cell>
          <table:table-cell table:style-name="ce27"/>
          <table:table-cell office:value-type="string" table:style-name="ce27">
            <text:p>카카오페이 API</text:p>
          </table:table-cell>
          <table:table-cell table:number-columns-repeated="3" table:style-name="ce23"/>
          <table:table-cell table:number-columns-repeated="16369" table:style-name="ce22"/>
        </table:table-row>
        <table:table-row table:style-name="ro2">
          <table:table-cell office:value-type="string" table:style-name="ce45">
            <text:p><text:span text:style-name="T7">사용자</text:span></text:p>
          </table:table-cell>
          <table:table-cell table:style-name="ce39"/>
          <table:table-cell office:value-type="string" table:style-name="ce46">
            <text:p>네이버페이 결제</text:p>
          </table:table-cell>
          <table:table-cell table:number-columns-repeated="2" table:style-name="ce27"/>
          <table:table-cell office:value-type="string" table:style-name="ce27">
            <text:p>"</text:p>
          </table:table-cell>
          <table:table-cell table:style-name="ce27"/>
          <table:table-cell office:value-type="string" table:style-name="ce28">
            <text:p><text:span text:style-name="T14">네이버</text:span><text:span text:style-name="T15"><text:s/></text:span><text:span text:style-name="T14">페이</text:span><text:span text:style-name="T15"><text:s/></text:span><text:span text:style-name="T14">결제</text:span><text:span text:style-name="T15"><text:s/></text:span><text:span text:style-name="T14">페이지로</text:span><text:span text:style-name="T15"><text:s/></text:span><text:span text:style-name="T14">이동</text:span>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payment/naver/order</text:p>
          </table:table-cell>
          <table:table-cell table:style-name="ce27"/>
          <table:table-cell office:value-type="string" table:style-name="ce27">
            <text:p>네이버페이 API</text:p>
          </table:table-cell>
          <table:table-cell table:number-columns-repeated="3" table:style-name="ce23"/>
          <table:table-cell table:number-columns-repeated="16369" table:style-name="ce22"/>
        </table:table-row>
        <table:table-row table:style-name="ro8">
          <table:table-cell office:value-type="string" table:style-name="ce23">
            <text:p><text:span text:style-name="T7">사용자</text:span></text:p>
          </table:table-cell>
          <table:table-cell table:style-name="ce35"/>
          <table:table-cell office:value-type="string" table:style-name="ce27">
            <text:p><text:span text:style-name="T7">완료</text:span></text:p>
          </table:table-cell>
          <table:table-cell table:number-columns-repeated="2" table:style-name="ce27"/>
          <table:table-cell office:value-type="string" table:style-name="ce27">
            <text:p>PayResult.jsx</text:p>
          </table:table-cell>
          <table:table-cell office:value-type="string" table:style-name="ce27">
            <text:p>/payResult</text:p>
          </table:table-cell>
          <table:table-cell office:value-type="string" table:style-name="ce28">
            <text:p><text:span text:style-name="T3">결제</text:span><text:span text:style-name="T4"><text:s/></text:span><text:span text:style-name="T3">성공</text:span><text:span text:style-name="T9">/</text:span><text:span text:style-name="T3">실패</text:span><text:span text:style-name="T4"><text:s/></text:span><text:span text:style-name="T3">처리</text:span><text:span text:style-name="T1"><text:s/>표시</text:span>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payment/approve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44">
            <text:p><text:span text:style-name="T7">사용자</text:span></text:p>
          </table:table-cell>
          <table:table-cell office:value-type="string" table:style-name="ce34">
            <text:p>레시피</text:p>
          </table:table-cell>
          <table:table-cell office:value-type="string" table:style-name="ce32">
            <text:p>레시피 목록</text:p>
          </table:table-cell>
          <table:table-cell table:number-columns-repeated="2" table:style-name="ce29"/>
          <table:table-cell office:value-type="string" table:style-name="ce29">
            <text:p>RecipePage.jsx</text:p>
          </table:table-cell>
          <table:table-cell office:value-type="string" table:style-name="ce29">
            <text:p>/recipe</text:p>
          </table:table-cell>
          <table:table-cell office:value-type="string" table:style-name="ce29">
            <text:p>레시피 목록 표시</text:p>
          </table:table-cell>
          <table:table-cell table:style-name="ce29"/>
          <table:table-cell office:value-type="string" table:style-name="ce29">
            <text:p>/recipe/list?subId=${subId}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44">
            <text:p><text:span text:style-name="T7">사용자</text:span></text:p>
          </table:table-cell>
          <table:table-cell table:style-name="ce36"/>
          <table:table-cell office:value-type="string" table:style-name="ce33">
            <text:p><text:span text:style-name="T14">레시피</text:span><text:span text:style-name="T15"><text:s/></text:span><text:span text:style-name="T14">상세</text:span><text:span text:style-name="T1"><text:s/>페이지</text:span></text:p>
          </table:table-cell>
          <table:table-cell table:number-columns-repeated="2" table:style-name="ce29"/>
          <table:table-cell office:value-type="string" table:style-name="ce29">
            <text:p>RecipeDetailPage.jsx</text:p>
          </table:table-cell>
          <table:table-cell office:value-type="string" table:style-name="ce29">
            <text:p>/recipe/:id</text:p>
          </table:table-cell>
          <table:table-cell office:value-type="string" table:style-name="ce30">
            <text:p><text:span text:style-name="T14">레시피</text:span><text:span text:style-name="T15"><text:s/></text:span><text:span text:style-name="T14">상세</text:span><text:span text:style-name="T15"><text:s/></text:span><text:span text:style-name="T14">내용</text:span><text:span text:style-name="T15"><text:s/></text:span><text:span text:style-name="T14">표시</text:span></text:p>
          </table:table-cell>
          <table:table-cell table:style-name="ce29"/>
          <table:table-cell office:value-type="string" table:style-name="ce29">
            <text:p>/recipe/${id}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44">
            <text:p><text:span text:style-name="T7">사용자</text:span></text:p>
          </table:table-cell>
          <table:table-cell table:style-name="ce36"/>
          <table:table-cell table:style-name="ce33"/>
          <table:table-cell office:value-type="string" table:style-name="ce29">
            <text:p>레시피 리뷰</text:p>
          </table:table-cell>
          <table:table-cell table:number-columns-repeated="3" table:style-name="ce29"/>
          <table:table-cell office:value-type="string" table:style-name="ce30">
            <text:p><text:span text:style-name="T14">레시피</text:span><text:span text:style-name="T15"><text:s/></text:span><text:span text:style-name="T14">리뷰</text:span><text:span text:style-name="T15"><text:s/></text:span><text:span text:style-name="T14">작성</text:span></text:p>
          </table:table-cell>
          <table:table-cell table:style-name="ce29"/>
          <table:table-cell office:value-type="string" table:style-name="ce29">
            <text:p>/recipe/${id}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1">
          <table:table-cell office:value-type="string" table:style-name="ce23">
            <text:p><text:span text:style-name="T7">사용자</text:span></text:p>
          </table:table-cell>
          <table:table-cell office:value-type="string" table:style-name="ce35">
            <text:p>공지사항</text:p>
          </table:table-cell>
          <table:table-cell office:value-type="string" table:style-name="ce27">
            <text:p>공지사항 상세 페이지</text:p>
          </table:table-cell>
          <table:table-cell table:number-columns-repeated="2" table:style-name="ce27"/>
          <table:table-cell office:value-type="string" table:style-name="ce24">
            <text:p>NoticeDetail.jsx</text:p>
          </table:table-cell>
          <table:table-cell office:value-type="string" table:style-name="ce27">
            <text:p>/notice/:id</text:p>
          </table:table-cell>
          <table:table-cell office:value-type="string" table:style-name="ce28">
            <text:p>공지사항 상세내용 표시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/recipe/list?subId=${subId}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1">
          <table:table-cell office:value-type="string" table:style-name="ce25">
            <text:p><text:span text:style-name="T7">사용자</text:span></text:p>
          </table:table-cell>
          <table:table-cell office:value-type="string" table:style-name="ce34">
            <text:p>광고</text:p>
          </table:table-cell>
          <table:table-cell office:value-type="string" table:style-name="ce29">
            <text:p>광고 표시</text:p>
          </table:table-cell>
          <table:table-cell table:number-columns-repeated="2" table:style-name="ce29"/>
          <table:table-cell office:value-type="string" table:style-name="ce29">
            <text:p>AdvertiseList.jsx</text:p>
          </table:table-cell>
          <table:table-cell office:value-type="string" table:style-name="ce29">
            <text:p>/recipe</text:p>
          </table:table-cell>
          <table:table-cell office:value-type="string" table:style-name="ce29">
            <text:p>광고 표시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/advertise/list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25">
            <text:p><text:span text:style-name="T7">사용자</text:span></text:p>
          </table:table-cell>
          <table:table-cell table:style-name="ce36"/>
          <table:table-cell office:value-type="string" table:style-name="ce30">
            <text:p><text:span text:style-name="T14">광고</text:span><text:span text:style-name="T15"><text:s/></text:span><text:span text:style-name="T14">표시</text:span><text:span text:style-name="T1">(사이드)</text:span></text:p>
          </table:table-cell>
          <table:table-cell table:number-columns-repeated="2" table:style-name="ce29"/>
          <table:table-cell office:value-type="string" table:style-name="ce29">
            <text:p>RightAdBanner.jsx</text:p>
          </table:table-cell>
          <table:table-cell office:value-type="string" table:style-name="ce29">
            <text:p>/recipe</text:p>
          </table:table-cell>
          <table:table-cell office:value-type="string" table:style-name="ce30">
            <text:p><text:span text:style-name="T14">광고</text:span><text:span text:style-name="T15"><text:s/></text:span><text:span text:style-name="T14">표시</text:span><text:span text:style-name="T15">(</text:span><text:span text:style-name="T13">사이드</text:span><text:span text:style-name="T15">)</text:span>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/advertise/list</text:p>
          </table:table-cell>
          <table:table-cell table:number-columns-repeated="2" table:style-name="ce29"/>
          <table:table-cell table:number-columns-repeated="3" table:style-name="ce25"/>
          <table:table-cell table:number-columns-repeated="16369" table:style-name="ce21"/>
        </table:table-row>
        <table:table-row table:style-name="ro2">
          <table:table-cell office:value-type="string" table:style-name="ce85">
            <text:p>사용자</text:p>
          </table:table-cell>
          <table:table-cell office:value-type="string" table:style-name="ce26">
            <text:p>추천 상품</text:p>
          </table:table-cell>
          <table:table-cell office:value-type="string" table:style-name="ce27">
            <text:p>AI 추천</text:p>
          </table:table-cell>
          <table:table-cell table:number-columns-repeated="2" table:style-name="ce27"/>
          <table:table-cell office:value-type="string" table:style-name="ce27">
            <text:p>RecommendedSlider.jsx</text:p>
          </table:table-cell>
          <table:table-cell table:style-name="ce27"/>
          <table:table-cell office:value-type="string" table:style-name="ce28">
            <text:p><text:span text:style-name="T3">최근</text:span><text:span text:style-name="T4"><text:s/></text:span><text:span text:style-name="T3">본</text:span><text:span text:style-name="T4"><text:s/></text:span><text:span text:style-name="T3">상품</text:span><text:span text:style-name="T4"><text:s/></text:span><text:span text:style-name="T3">기반</text:span><text:span text:style-name="T4"><text:s/></text:span><text:span text:style-name="T3">추천</text:span><text:span text:style-name="T1"><text:s/>상품 표시</text:span>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view/recent-subcat/${upk}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style-name="ro8">
          <table:table-cell office:value-type="string" table:style-name="ce23">
            <text:p><text:span text:style-name="T7">사용자</text:span></text:p>
          </table:table-cell>
          <table:table-cell office:value-type="string" table:style-name="ce26">
            <text:p>마이페이지</text:p>
          </table:table-cell>
          <table:table-cell table:number-columns-repeated="3" table:style-name="ce27"/>
          <table:table-cell office:value-type="string" table:style-name="ce27">
            <text:p>MyOrders.jsx</text:p>
          </table:table-cell>
          <table:table-cell office:value-type="string" table:style-name="ce27">
            <text:p>/mypage</text:p>
          </table:table-cell>
          <table:table-cell office:value-type="string" table:style-name="ce43">
            <text:p><text:span text:style-name="T3">사용자</text:span><text:span text:style-name="T4"><text:s/></text:span><text:span text:style-name="T3">정보</text:span><text:span text:style-name="T9">,<text:s/></text:span><text:span text:style-name="T3">쿠폰</text:span><text:span text:style-name="T9">,<text:s/></text:span><text:span text:style-name="T3">주문</text:span><text:span text:style-name="T4"><text:s/></text:span><text:span text:style-name="T3">조회</text:span>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orders/my/${userId}</text:p>
          </table:table-cell>
          <table:table-cell table:number-columns-repeated="2" table:style-name="ce27"/>
          <table:table-cell table:number-columns-repeated="3" table:style-name="ce23"/>
          <table:table-cell table:number-columns-repeated="16369" table:style-name="ce22"/>
        </table:table-row>
        <table:table-row table:number-rows-repeated="1048506" table:style-name="ro4">
          <table:table-cell table:number-columns-repeated="16384"/>
        </table:table-row>
      </table:table>
      <table:table table:name="Admin_Pages" table:style-name="ta2">
        <table:table-column table:style-name="co21" table:number-columns-repeated="2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4" table:number-columns-repeated="16375" table:default-cell-style-name="ce1"/>
        <table:table-row table:style-name="ro1">
          <table:table-cell office:value-type="string" table:style-name="ce14">
            <text:p>구분1</text:p>
          </table:table-cell>
          <table:table-cell office:value-type="string" table:style-name="ce14">
            <text:p>구분2</text:p>
          </table:table-cell>
          <table:table-cell office:value-type="string" table:style-name="ce14">
            <text:p>페이지명</text:p>
          </table:table-cell>
          <table:table-cell office:value-type="string" table:style-name="ce11">
            <text:p>URL(src<text:span text:style-name="T10">기준</text:span>)</text:p>
          </table:table-cell>
          <table:table-cell office:value-type="string" table:style-name="ce14">
            <text:p>기능 설명</text:p>
          </table:table-cell>
          <table:table-cell office:value-type="string" table:style-name="ce14">
            <text:p>API 여부</text:p>
          </table:table-cell>
          <table:table-cell office:value-type="string" table:style-name="ce14">
            <text:p>API 목록</text:p>
          </table:table-cell>
          <table:table-cell office:value-type="string" table:style-name="ce14">
            <text:p>담당자</text:p>
          </table:table-cell>
          <table:table-cell office:value-type="string" table:style-name="ce14">
            <text:p>비고</text:p>
          </table:table-cell>
          <table:table-cell table:number-columns-repeated="16375"/>
        </table:table-row>
        <table:table-row table:style-name="ro2">
          <table:table-cell office:value-type="string" table:style-name="ce66">
            <text:p>관리자 메뉴</text:p>
          </table:table-cell>
          <table:table-cell table:style-name="ce63"/>
          <table:table-cell office:value-type="string" table:style-name="ce63">
            <text:p>AdminLayout.jsx</text:p>
          </table:table-cell>
          <table:table-cell office:value-type="string" table:style-name="ce63">
            <text:p>/admin</text:p>
          </table:table-cell>
          <table:table-cell office:value-type="string" table:style-name="ce72">
            <text:p><text:span text:style-name="T13">관리자페이지 기능</text:span><text:span text:style-name="T15"><text:s/></text:span><text:span text:style-name="T14">표시</text:span>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7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office:value-type="string" table:style-name="ce67">
            <text:p>판매 예측</text:p>
          </table:table-cell>
          <table:table-cell table:style-name="ce65"/>
          <table:table-cell table:number-columns-repeated="2" table:style-name="ce64"/>
          <table:table-cell office:value-type="string" table:style-name="ce73">
            <text:p><text:span text:style-name="T14">검색한 상품의</text:span><text:span text:style-name="T15"><text:s/></text:span><text:span text:style-name="T14">판매</text:span><text:span text:style-name="T15"><text:s/></text:span><text:span text:style-name="T14">정보</text:span><text:span text:style-name="T15"><text:s/></text:span><text:span text:style-name="T14">표시</text:span></text:p>
          </table:table-cell>
          <table:table-cell office:value-type="string" table:style-name="ce64">
            <text:p>O</text:p>
          </table:table-cell>
          <table:table-cell office:value-type="string" table:style-name="ce64">
            <text:p>/api/forecast/sales/${ppk}</text:p>
          </table:table-cell>
          <table:table-cell office:value-type="string" table:style-name="ce64">
            <text:p><text:span text:style-name="T7">효진</text:span></text:p>
          </table:table-cell>
          <table:table-cell table:style-name="ce64"/>
          <table:table-cell table:number-columns-repeated="16375"/>
        </table:table-row>
        <table:table-row table:style-name="ro1">
          <table:table-cell office:value-type="string" table:style-name="ce70">
            <text:p><text:span text:style-name="T7">리뷰관리</text:span></text:p>
          </table:table-cell>
          <table:table-cell office:value-type="string" table:style-name="ce69">
            <text:p><text:span text:style-name="T7">목록</text:span></text:p>
          </table:table-cell>
          <table:table-cell office:value-type="string" table:style-name="ce63">
            <text:p>Review List</text:p>
          </table:table-cell>
          <table:table-cell office:value-type="string" table:style-name="ce63">
            <text:p>/admin/reviews</text:p>
          </table:table-cell>
          <table:table-cell office:value-type="string" table:style-name="ce63">
            <text:p><text:span text:style-name="T7">상품별 리뷰 목록</text:span>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api/admin/reviews</text:p>
          </table:table-cell>
          <table:table-cell office:value-type="string" table:style-name="ce63">
            <text:p><text:span text:style-name="T7">효진</text:span></text:p>
          </table:table-cell>
          <table:table-cell table:style-name="ce63"/>
          <table:table-cell table:number-columns-repeated="16375"/>
        </table:table-row>
        <table:table-row table:style-name="ro1">
          <table:table-cell table:style-name="ce71"/>
          <table:table-cell office:value-type="string" table:style-name="ce69">
            <text:p>AI<text:s/><text:span text:style-name="T7">분석</text:span></text:p>
          </table:table-cell>
          <table:table-cell office:value-type="string" table:style-name="ce63">
            <text:p>Review AI</text:p>
          </table:table-cell>
          <table:table-cell office:value-type="string" table:style-name="ce63">
            <text:p>/admin/reviews/:ppk</text:p>
          </table:table-cell>
          <table:table-cell office:value-type="string" table:style-name="ce63">
            <text:p><text:span text:style-name="T7">리뷰 AI 감정 분석, 요약, 키워드</text:span>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api/openai/review-analysis</text:p>
          </table:table-cell>
          <table:table-cell office:value-type="string" table:style-name="ce63">
            <text:p><text:span text:style-name="T7">효진</text:span></text:p>
          </table:table-cell>
          <table:table-cell table:style-name="ce63"/>
          <table:table-cell table:number-columns-repeated="16375"/>
        </table:table-row>
        <table:table-row table:style-name="ro1">
          <table:table-cell office:value-type="string" table:style-name="ce67">
            <text:p>AI<text:span text:style-name="T7">분석</text:span></text:p>
          </table:table-cell>
          <table:table-cell office:value-type="string" table:style-name="ce65">
            <text:p><text:span text:style-name="T7">가격 분석</text:span></text:p>
          </table:table-cell>
          <table:table-cell office:value-type="string" table:style-name="ce64">
            <text:p>Pricing AI</text:p>
          </table:table-cell>
          <table:table-cell office:value-type="string" table:style-name="ce64">
            <text:p>/admin/pricing/:ppk</text:p>
          </table:table-cell>
          <table:table-cell office:value-type="string" table:style-name="ce64">
            <text:p><text:span text:style-name="T7">클릭·주문 기반 전환율 분석 + AI 가격</text:span></text:p>
          </table:table-cell>
          <table:table-cell office:value-type="string" table:style-name="ce64">
            <text:p>O</text:p>
          </table:table-cell>
          <table:table-cell office:value-type="string" table:style-name="ce64">
            <text:p>/api/admin/pricing/{ppk}, /api/openai/pricing</text:p>
          </table:table-cell>
          <table:table-cell office:value-type="string" table:style-name="ce64">
            <text:p><text:span text:style-name="T7">효진</text:span></text:p>
          </table:table-cell>
          <table:table-cell table:style-name="ce64"/>
          <table:table-cell table:number-columns-repeated="16375"/>
        </table:table-row>
        <table:table-row table:style-name="ro1">
          <table:table-cell table:style-name="ce68"/>
          <table:table-cell office:value-type="string" table:style-name="ce65">
            <text:p><text:span text:style-name="T7">수요 예측</text:span></text:p>
          </table:table-cell>
          <table:table-cell office:value-type="string" table:style-name="ce64">
            <text:p>Forecast AI</text:p>
          </table:table-cell>
          <table:table-cell office:value-type="string" table:style-name="ce64">
            <text:p>/admin/forecast</text:p>
          </table:table-cell>
          <table:table-cell office:value-type="string" table:style-name="ce64">
            <text:p><text:span text:style-name="T7">수요 예측 그래프, 엑셀 다운로드</text:span></text:p>
          </table:table-cell>
          <table:table-cell office:value-type="string" table:style-name="ce64">
            <text:p>O</text:p>
          </table:table-cell>
          <table:table-cell office:value-type="string" table:style-name="ce64">
            <text:p>/excel/forecast</text:p>
          </table:table-cell>
          <table:table-cell office:value-type="string" table:style-name="ce64">
            <text:p><text:span text:style-name="T7">효진</text:span></text:p>
          </table:table-cell>
          <table:table-cell table:style-name="ce64"/>
          <table:table-cell table:number-columns-repeated="16375"/>
        </table:table-row>
        <table:table-row table:style-name="ro1">
          <table:table-cell office:value-type="string" table:style-name="ce70">
            <text:p><text:span text:style-name="T7">주문관리</text:span></text:p>
          </table:table-cell>
          <table:table-cell office:value-type="string" table:style-name="ce69">
            <text:p><text:span text:style-name="T7">목록</text:span></text:p>
          </table:table-cell>
          <table:table-cell office:value-type="string" table:style-name="ce63">
            <text:p>Order List</text:p>
          </table:table-cell>
          <table:table-cell office:value-type="string" table:style-name="ce63">
            <text:p>/admin/orders</text:p>
          </table:table-cell>
          <table:table-cell office:value-type="string" table:style-name="ce63">
            <text:p><text:span text:style-name="T7">전체 주문목록</text:span>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api/admin/orders</text:p>
          </table:table-cell>
          <table:table-cell office:value-type="string" table:style-name="ce63">
            <text:p><text:span text:style-name="T7">효진</text:span></text:p>
          </table:table-cell>
          <table:table-cell table:style-name="ce63"/>
          <table:table-cell table:number-columns-repeated="16375"/>
        </table:table-row>
        <table:table-row table:style-name="ro1">
          <table:table-cell table:style-name="ce71"/>
          <table:table-cell office:value-type="string" table:style-name="ce69">
            <text:p><text:span text:style-name="T7">상태 변경</text:span></text:p>
          </table:table-cell>
          <table:table-cell office:value-type="string" table:style-name="ce63">
            <text:p>Order Status Update</text:p>
          </table:table-cell>
          <table:table-cell office:value-type="string" table:style-name="ce63">
            <text:p>/admin/orders/:id</text:p>
          </table:table-cell>
          <table:table-cell office:value-type="string" table:style-name="ce63">
            <text:p><text:span text:style-name="T7">배송 상태 변경(준비중/배송중/완료)</text:span>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api/admin/orders/status</text:p>
          </table:table-cell>
          <table:table-cell office:value-type="string" table:style-name="ce63">
            <text:p><text:span text:style-name="T7">효진</text:span></text:p>
          </table:table-cell>
          <table:table-cell table:style-name="ce63"/>
          <table:table-cell table:number-columns-repeated="16375"/>
        </table:table-row>
        <table:table-row table:style-name="ro1">
          <table:table-cell office:value-type="string" table:style-name="ce67">
            <text:p><text:span text:style-name="T7">상품관리</text:span></text:p>
          </table:table-cell>
          <table:table-cell office:value-type="string" table:style-name="ce65">
            <text:p><text:span text:style-name="T7">등록</text:span></text:p>
          </table:table-cell>
          <table:table-cell office:value-type="string" table:style-name="ce64">
            <text:p>ProductAdd.jsx</text:p>
          </table:table-cell>
          <table:table-cell office:value-type="string" table:style-name="ce64">
            <text:p>/admin/products/add</text:p>
          </table:table-cell>
          <table:table-cell office:value-type="string" table:style-name="ce64">
            <text:p><text:span text:style-name="T7">상품 등록, 이미지 업로드</text:span></text:p>
          </table:table-cell>
          <table:table-cell office:value-type="string" table:style-name="ce64">
            <text:p>O</text:p>
          </table:table-cell>
          <table:table-cell office:value-type="string" table:style-name="ce64">
            <text:p>/api/delivery/deliveryList, /product/productAdd</text:p>
          </table:table-cell>
          <table:table-cell office:value-type="string" table:style-name="ce64">
            <text:p><text:span text:style-name="T7">효진</text:span></text:p>
          </table:table-cell>
          <table:table-cell table:style-name="ce64"/>
          <table:table-cell table:number-columns-repeated="16375"/>
        </table:table-row>
        <table:table-row table:style-name="ro1">
          <table:table-cell table:style-name="ce68"/>
          <table:table-cell office:value-type="string" table:style-name="ce65">
            <text:p><text:span text:style-name="T7">수정</text:span></text:p>
          </table:table-cell>
          <table:table-cell office:value-type="string" table:style-name="ce64">
            <text:p>ProductUpdate.jsx</text:p>
          </table:table-cell>
          <table:table-cell office:value-type="string" table:style-name="ce64">
            <text:p>/admin/products/update</text:p>
          </table:table-cell>
          <table:table-cell office:value-type="string" table:style-name="ce64">
            <text:p><text:span text:style-name="T7">상품 수정</text:span></text:p>
          </table:table-cell>
          <table:table-cell office:value-type="string" table:style-name="ce64">
            <text:p>O</text:p>
          </table:table-cell>
          <table:table-cell office:value-type="string" table:style-name="ce64">
            <text:p>/api/delivery/deliveryList, /product/productUpdate</text:p>
          </table:table-cell>
          <table:table-cell office:value-type="string" table:style-name="ce64">
            <text:p><text:span text:style-name="T7">효진</text:span></text:p>
          </table:table-cell>
          <table:table-cell table:style-name="ce64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API_Summary" table:style-name="ta2"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27" table:default-cell-style-name="ce9"/>
        <table:table-column table:style-name="co4" table:number-columns-repeated="16377" table:default-cell-style-name="ce1"/>
        <table:table-row table:style-name="ro1">
          <table:table-cell office:value-type="string" table:style-name="ce14">
            <text:p>기능명</text:p>
          </table:table-cell>
          <table:table-cell office:value-type="string" table:style-name="ce14">
            <text:p>Method</text:p>
          </table:table-cell>
          <table:table-cell office:value-type="string" table:style-name="ce14">
            <text:p>Endpoint</text:p>
          </table:table-cell>
          <table:table-cell office:value-type="string" table:style-name="ce14">
            <text:p>Request</text:p>
          </table:table-cell>
          <table:table-cell office:value-type="string" table:style-name="ce14">
            <text:p>Response</text:p>
          </table:table-cell>
          <table:table-cell office:value-type="string" table:style-name="ce14">
            <text:p>사용 화면</text:p>
          </table:table-cell>
          <table:table-cell office:value-type="string" table:style-name="ce14">
            <text:p>담당자</text:p>
          </table:table-cell>
          <table:table-cell office:value-type="string" table:style-name="ce14">
            <text:p>비고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5">
            <text:p>상품 상세 조회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api/products/{ppk}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{ product }</text:p>
          </table:table-cell>
          <table:table-cell office:value-type="string" table:style-name="ce15">
            <text:p>Product Detail</text:p>
          </table:table-cell>
          <table:table-cell office:value-type="string" table:style-name="ce15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리뷰 조회</text:p>
          </table:table-cell>
          <table:table-cell office:value-type="string" table:style-name="ce15">
            <text:p>GET</text:p>
          </table:table-cell>
          <table:table-cell office:value-type="string" table:style-name="ce15">
            <text:p>/api/reviews/{ppk}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{ reviews }</text:p>
          </table:table-cell>
          <table:table-cell office:value-type="string" table:style-name="ce15">
            <text:p>Product Detail</text:p>
          </table:table-cell>
          <table:table-cell office:value-type="string" table:style-name="ce15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리뷰 AI 분석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api/openai/review-analysis</text:p>
          </table:table-cell>
          <table:table-cell office:value-type="string" table:style-name="ce15">
            <text:p>{ text }</text:p>
          </table:table-cell>
          <table:table-cell office:value-type="string" table:style-name="ce15">
            <text:p>{ sentiment, summary }</text:p>
          </table:table-cell>
          <table:table-cell office:value-type="string" table:style-name="ce15">
            <text:p>Review AI</text:p>
          </table:table-cell>
          <table:table-cell office:value-type="string" table:style-name="ce15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AI 가격 분석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api/openai/pricing</text:p>
          </table:table-cell>
          <table:table-cell office:value-type="string" table:style-name="ce15">
            <text:p>{ clicks, orders, price }</text:p>
          </table:table-cell>
          <table:table-cell office:value-type="string" table:style-name="ce15">
            <text:p>{ aiPrice }</text:p>
          </table:table-cell>
          <table:table-cell office:value-type="string" table:style-name="ce15">
            <text:p>Pricing AI</text:p>
          </table:table-cell>
          <table:table-cell office:value-type="string" table:style-name="ce15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수요 예측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excel/forecast</text:p>
          </table:table-cell>
          <table:table-cell office:value-type="string" table:style-name="ce15">
            <text:p>{ rows }</text:p>
          </table:table-cell>
          <table:table-cell office:value-type="string" table:style-name="ce15">
            <text:p>Excel file</text:p>
          </table:table-cell>
          <table:table-cell office:value-type="string" table:style-name="ce15">
            <text:p>Forecast AI</text:p>
          </table:table-cell>
          <table:table-cell office:value-type="string" table:style-name="ce15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장바구니 담기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api/cart/add</text:p>
          </table:table-cell>
          <table:table-cell office:value-type="string" table:style-name="ce15">
            <text:p>{ ppk, qty }</text:p>
          </table:table-cell>
          <table:table-cell office:value-type="string" table:style-name="ce15">
            <text:p>{ result }</text:p>
          </table:table-cell>
          <table:table-cell office:value-type="string" table:style-name="ce15">
            <text:p>Product Detail</text:p>
          </table:table-cell>
          <table:table-cell office:value-type="string" table:style-name="ce15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결제 요청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api/payment/kakao/ready</text:p>
          </table:table-cell>
          <table:table-cell office:value-type="string" table:style-name="ce15">
            <text:p>{ order }</text:p>
          </table:table-cell>
          <table:table-cell office:value-type="string" table:style-name="ce15">
            <text:p>{ tid, next_redirect }</text:p>
          </table:table-cell>
          <table:table-cell office:value-type="string" table:style-name="ce15">
            <text:p>Checkout</text:p>
          </table:table-cell>
          <table:table-cell office:value-type="string" table:style-name="ce15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결제 승인</text:p>
          </table:table-cell>
          <table:table-cell office:value-type="string" table:style-name="ce15">
            <text:p>POST</text:p>
          </table:table-cell>
          <table:table-cell office:value-type="string" table:style-name="ce15">
            <text:p>/api/payment/kakao/approve</text:p>
          </table:table-cell>
          <table:table-cell office:value-type="string" table:style-name="ce15">
            <text:p>{ pg_token }</text:p>
          </table:table-cell>
          <table:table-cell office:value-type="string" table:style-name="ce15">
            <text:p>{ result }</text:p>
          </table:table-cell>
          <table:table-cell office:value-type="string" table:style-name="ce15">
            <text:p>Payment Result</text:p>
          </table:table-cell>
          <table:table-cell office:value-type="string" table:style-name="ce15">
            <text:p>효진</text:p>
          </table:table-cell>
          <table:table-cell table:number-columns-repeated="16377" table:style-name="ce1"/>
        </table:table-row>
        <table:table-row table:number-rows-repeated="2" table:style-name="ro4">
          <table:table-cell table:number-columns-repeated="2" table:style-name="ce9"/>
          <table:table-cell table:number-columns-repeated="2" table:style-name="ce16"/>
          <table:table-cell table:style-name="ce9"/>
          <table:table-cell table:number-columns-repeated="2" table:style-name="ce16"/>
          <table:table-cell table:style-name="ce1"/>
          <table:table-cell table:style-name="ce9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ERD_Summary" table:style-name="ta2"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" table:number-columns-repeated="16379" table:default-cell-style-name="ce1"/>
        <table:table-row table:style-name="ro1">
          <table:table-cell office:value-type="string" table:style-name="ce14">
            <text:p>Entity</text:p>
          </table:table-cell>
          <table:table-cell office:value-type="string" table:style-name="ce14">
            <text:p>필드</text:p>
          </table:table-cell>
          <table:table-cell office:value-type="string" table:style-name="ce14">
            <text:p>타입</text:p>
          </table:table-cell>
          <table:table-cell office:value-type="string" table:style-name="ce14">
            <text:p>속성</text:p>
          </table:table-cell>
          <table:table-cell office:value-type="string" table:style-name="ce14">
            <text:p>설명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PK</text:p>
          </table:table-cell>
          <table:table-cell office:value-type="string" table:style-name="ce18">
            <text:p>유저 PK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address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주소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birthday</text:p>
          </table:table-cell>
          <table:table-cell office:value-type="string" table:style-name="ce18">
            <text:p>varchar(20)</text:p>
          </table:table-cell>
          <table:table-cell table:style-name="ce18"/>
          <table:table-cell office:value-type="string" table:style-name="ce18">
            <text:p>생년월일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email</text:p>
          </table:table-cell>
          <table:table-cell office:value-type="string" table:style-name="ce18">
            <text:p>varchar(255)</text:p>
          </table:table-cell>
          <table:table-cell office:value-type="string" table:style-name="ce18">
            <text:p>UNI</text:p>
          </table:table-cell>
          <table:table-cell office:value-type="string" table:style-name="ce18">
            <text:p>이메일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gender</text:p>
          </table:table-cell>
          <table:table-cell office:value-type="string" table:style-name="ce18">
            <text:p>varchar(1)</text:p>
          </table:table-cell>
          <table:table-cell table:style-name="ce18"/>
          <table:table-cell office:value-type="string" table:style-name="ce18">
            <text:p>성별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name</text:p>
          </table:table-cell>
          <table:table-cell office:value-type="string" table:style-name="ce18">
            <text:p>varchar(100)</text:p>
          </table:table-cell>
          <table:table-cell table:style-name="ce18"/>
          <table:table-cell office:value-type="string" table:style-name="ce18">
            <text:p>이름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password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비밀번호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phone</text:p>
          </table:table-cell>
          <table:table-cell office:value-type="string" table:style-name="ce18">
            <text:p>varchar(20)</text:p>
          </table:table-cell>
          <table:table-cell table:style-name="ce18"/>
          <table:table-cell office:value-type="string" table:style-name="ce18">
            <text:p>전화번호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provider</text:p>
          </table:table-cell>
          <table:table-cell office:value-type="string" table:style-name="ce18">
            <text:p>varchar(20)</text:p>
          </table:table-cell>
          <table:table-cell table:style-name="ce18"/>
          <table:table-cell office:value-type="string" table:style-name="ce18">
            <text:p>로그인 환경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recommendation</text:p>
          </table:table-cell>
          <table:table-cell office:value-type="string" table:style-name="ce18">
            <text:p>varchar(100)</text:p>
          </table:table-cell>
          <table:table-cell table:style-name="ce18"/>
          <table:table-cell office:value-type="string" table:style-name="ce18">
            <text:p>추천인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users</text:p>
          </table:table-cell>
          <table:table-cell office:value-type="string" table:style-name="ce18">
            <text:p>user_id</text:p>
          </table:table-cell>
          <table:table-cell office:value-type="string" table:style-name="ce18">
            <text:p>varchar(50)</text:p>
          </table:table-cell>
          <table:table-cell office:value-type="string" table:style-name="ce18">
            <text:p>UNI</text:p>
          </table:table-cell>
          <table:table-cell office:value-type="string" table:style-name="ce18">
            <text:p>유저아이디</text:p>
          </table:table-cell>
          <table:table-cell table:number-columns-repeated="16379"/>
        </table:table-row>
        <table:table-row table:style-name="ro4">
          <table:table-cell office:value-type="string" table:style-name="ce17">
            <text:p>users</text:p>
          </table:table-cell>
          <table:table-cell office:value-type="string" table:style-name="ce18">
            <text:p>zonecode</text:p>
          </table:table-cell>
          <table:table-cell office:value-type="string" table:style-name="ce18">
            <text:p>varchar(5)</text:p>
          </table:table-cell>
          <table:table-cell table:style-name="ce18"/>
          <table:table-cell office:value-type="string" table:style-name="ce18">
            <text:p>우편번호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brand_name</text:p>
          </table:table-cell>
          <table:table-cell office:value-type="string" table:style-name="ce20">
            <text:p>varchar(100)</text:p>
          </table:table-cell>
          <table:table-cell table:style-name="ce20"/>
          <table:table-cell office:value-type="string" table:style-name="ce20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dc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description</text:p>
          </table:table-cell>
          <table:table-cell office:value-type="string" table:style-name="ce20">
            <text:p>varchar(500)</text:p>
          </table:table-cell>
          <table:table-cell table:style-name="ce20"/>
          <table:table-cell office:value-type="string" table:style-name="ce20">
            <text:p>상품 설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image_url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품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image_url_name</text:p>
          </table:table-cell>
          <table:table-cell office:value-type="string" table:style-name="ce20">
            <text:p>varchar(100)</text:p>
          </table:table-cell>
          <table:table-cell table:style-name="ce20"/>
          <table:table-cell office:value-type="string" table:style-name="ce20">
            <text:p>상품 이미지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is_hot_deal</text:p>
          </table:table-cell>
          <table:table-cell office:value-type="string" table:style-name="ce20">
            <text:p>bit(1)</text:p>
          </table:table-cell>
          <table:table-cell table:style-name="ce20"/>
          <table:table-cell office:value-type="string" table:style-name="ce20">
            <text:p>핫딜 태그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is_member_special</text:p>
          </table:table-cell>
          <table:table-cell office:value-type="string" table:style-name="ce20">
            <text:p>bit(1)</text:p>
          </table:table-cell>
          <table:table-cell table:style-name="ce20"/>
          <table:table-cell office:value-type="string" table:style-name="ce20">
            <text:p>맴버 특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origin</text:p>
          </table:table-cell>
          <table:table-cell office:value-type="string" table:style-name="ce20">
            <text:p>varchar(100)</text:p>
          </table:table-cell>
          <table:table-cell table:style-name="ce20"/>
          <table:table-cell office:value-type="string" table:style-name="ce20">
            <text:p>원산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pid</text:p>
          </table:table-cell>
          <table:table-cell office:value-type="string" table:style-name="ce20">
            <text:p>varchar(20)</text:p>
          </table:table-cell>
          <table:table-cell office:value-type="string" table:style-name="ce20">
            <text:p>UNI</text:p>
          </table:table-cell>
          <table:table-cell office:value-type="string" table:style-name="ce20">
            <text:p>상품 코드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price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product_date</text:p>
          </table:table-cell>
          <table:table-cell office:value-type="string" table:style-name="ce20">
            <text:p>date</text:p>
          </table:table-cell>
          <table:table-cell table:style-name="ce20"/>
          <table:table-cell office:value-type="string" table:style-name="ce20">
            <text:p>상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product_description_imag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품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product_information_imag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품 상세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product_name</text:p>
          </table:table-cell>
          <table:table-cell office:value-type="string" table:style-name="ce20">
            <text:p>varchar(200)</text:p>
          </table:table-cell>
          <table:table-cell table:style-name="ce20"/>
          <table:table-cell office:value-type="string" table:style-name="ce20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count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상품 재고 수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del_type</text:p>
          </table:table-cell>
          <table:table-cell office:value-type="string" table:style-name="ce20">
            <text:p>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배송 정보 PK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allergy_info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알레르기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notes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seller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unit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판매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weight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upk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9">
            <text:p>product</text:p>
          </table:table-cell>
          <table:table-cell office:value-type="string" table:style-name="ce20">
            <text:p>category_sub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cart</text:p>
          </table:table-cell>
          <table:table-cell office:value-type="string" table:style-name="ce18">
            <text:p>c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PK</text:p>
          </table:table-cell>
          <table:table-cell office:value-type="string" table:style-name="ce18">
            <text:p>장바구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cart</text:p>
          </table:table-cell>
          <table:table-cell office:value-type="string" table:style-name="ce18">
            <text:p>added_at</text:p>
          </table:table-cell>
          <table:table-cell office:value-type="string" table:style-name="ce18">
            <text:p>datetime(6)</text:p>
          </table:table-cell>
          <table:table-cell table:style-name="ce18"/>
          <table:table-cell office:value-type="string" table:style-name="ce18">
            <text:p>장바구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cart</text:p>
          </table:table-cell>
          <table:table-cell office:value-type="string" table:style-name="ce18">
            <text:p>qty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cart</text:p>
          </table:table-cell>
          <table:table-cell office:value-type="string" table:style-name="ce18">
            <text:p>ppk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MUL</text:p>
          </table:table-cell>
          <table:table-cell office:value-type="string" table:style-name="ce18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cart</text:p>
          </table:table-cell>
          <table:table-cell office:value-type="string" table:style-name="ce18">
            <text:p>upk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MUL</text:p>
          </table:table-cell>
          <table:table-cell office:value-type="string" table:style-name="ce18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tegory_main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카테고리 대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tegory_main</text:p>
          </table:table-cell>
          <table:table-cell office:value-type="string" table:style-name="ce20">
            <text:p>display_order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카테고리 대분류 위치 번호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category_main</text:p>
          </table:table-cell>
          <table:table-cell office:value-type="string" table:style-name="ce20">
            <text:p>is_used</text:p>
          </table:table-cell>
          <table:table-cell office:value-type="string" table:style-name="ce20">
            <text:p>bit(1)</text:p>
          </table:table-cell>
          <table:table-cell table:style-name="ce20"/>
          <table:table-cell office:value-type="string" table:style-name="ce20">
            <text:p>카테고리 대분류 표시 여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category_main</text:p>
          </table:table-cell>
          <table:table-cell office:value-type="string" table:style-name="ce20">
            <text:p>name</text:p>
          </table:table-cell>
          <table:table-cell office:value-type="string" table:style-name="ce20">
            <text:p>varchar(50)</text:p>
          </table:table-cell>
          <table:table-cell table:style-name="ce20"/>
          <table:table-cell office:value-type="string" table:style-name="ce20">
            <text:p>카테고리 대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tegory_sub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카테고리 중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tegory_sub</text:p>
          </table:table-cell>
          <table:table-cell office:value-type="string" table:style-name="ce20">
            <text:p>display_order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카테고리 중분류 위치 번호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category_sub</text:p>
          </table:table-cell>
          <table:table-cell office:value-type="string" table:style-name="ce20">
            <text:p>is_used</text:p>
          </table:table-cell>
          <table:table-cell office:value-type="string" table:style-name="ce20">
            <text:p>bit(1)</text:p>
          </table:table-cell>
          <table:table-cell table:style-name="ce20"/>
          <table:table-cell office:value-type="string" table:style-name="ce20">
            <text:p>카테고리 중분류 표시 여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category_sub</text:p>
          </table:table-cell>
          <table:table-cell office:value-type="string" table:style-name="ce20">
            <text:p>name</text:p>
          </table:table-cell>
          <table:table-cell office:value-type="string" table:style-name="ce20">
            <text:p>varchar(50)</text:p>
          </table:table-cell>
          <table:table-cell table:style-name="ce20"/>
          <table:table-cell office:value-type="string" table:style-name="ce20">
            <text:p>카테고리 중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tegory_sub</text:p>
          </table:table-cell>
          <table:table-cell office:value-type="string" table:style-name="ce20">
            <text:p>main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메인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coupon</text:p>
          </table:table-cell>
          <table:table-cell office:value-type="string" table:style-name="ce18">
            <text:p>coupon_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PK</text:p>
          </table:table-cell>
          <table:table-cell office:value-type="string" table:style-name="ce18">
            <text:p>쿠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coupon</text:p>
          </table:table-cell>
          <table:table-cell office:value-type="string" table:style-name="ce18">
            <text:p>coupon_dc_rate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쿠폰 할인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coupon</text:p>
          </table:table-cell>
          <table:table-cell office:value-type="string" table:style-name="ce18">
            <text:p>coupon_qty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쿠폰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delivery</text:p>
          </table:table-cell>
          <table:table-cell office:value-type="string" table:style-name="ce20">
            <text:p>del_type</text:p>
          </table:table-cell>
          <table:table-cell office:value-type="string" table:style-name="ce20">
            <text:p>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배송 정보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delivery</text:p>
          </table:table-cell>
          <table:table-cell office:value-type="string" table:style-name="ce20">
            <text:p>del_name</text:p>
          </table:table-cell>
          <table:table-cell office:value-type="string" table:style-name="ce20">
            <text:p>varchar(50)</text:p>
          </table:table-cell>
          <table:table-cell table:style-name="ce20"/>
          <table:table-cell office:value-type="string" table:style-name="ce20">
            <text:p>배송 정보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delivery</text:p>
          </table:table-cell>
          <table:table-cell office:value-type="string" table:style-name="ce20">
            <text:p>del_description</text:p>
          </table:table-cell>
          <table:table-cell office:value-type="string" table:style-name="ce20">
            <text:p>varchar(500)</text:p>
          </table:table-cell>
          <table:table-cell table:style-name="ce20"/>
          <table:table-cell office:value-type="string" table:style-name="ce20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notice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PK</text:p>
          </table:table-cell>
          <table:table-cell office:value-type="string" table:style-name="ce18">
            <text:p>공지사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notice</text:p>
          </table:table-cell>
          <table:table-cell office:value-type="string" table:style-name="ce18">
            <text:p>content</text:p>
          </table:table-cell>
          <table:table-cell office:value-type="string" table:style-name="ce18">
            <text:p>text</text:p>
          </table:table-cell>
          <table:table-cell table:style-name="ce18"/>
          <table:table-cell office:value-type="string" table:style-name="ce18">
            <text:p>공지사항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notice</text:p>
          </table:table-cell>
          <table:table-cell office:value-type="string" table:style-name="ce18">
            <text:p>created_at</text:p>
          </table:table-cell>
          <table:table-cell office:value-type="string" table:style-name="ce18">
            <text:p>datetime(6)</text:p>
          </table:table-cell>
          <table:table-cell table:style-name="ce18"/>
          <table:table-cell office:value-type="string" table:style-name="ce18">
            <text:p>공지사항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notice</text:p>
          </table:table-cell>
          <table:table-cell office:value-type="string" table:style-name="ce18">
            <text:p>is_pinned</text:p>
          </table:table-cell>
          <table:table-cell office:value-type="string" table:style-name="ce18">
            <text:p>tinyint(1)</text:p>
          </table:table-cell>
          <table:table-cell table:style-name="ce18"/>
          <table:table-cell office:value-type="string" table:style-name="ce18">
            <text:p>공지사항 고정 여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17">
            <text:p>notice</text:p>
          </table:table-cell>
          <table:table-cell office:value-type="string" table:style-name="ce18">
            <text:p>title</text:p>
          </table:table-cell>
          <table:table-cell office:value-type="string" table:style-name="ce18">
            <text:p>varchar(200)</text:p>
          </table:table-cell>
          <table:table-cell table:style-name="ce18"/>
          <table:table-cell office:value-type="string" table:style-name="ce18">
            <text:p>공지사항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7">
            <text:p>notice</text:p>
          </table:table-cell>
          <table:table-cell office:value-type="string" table:style-name="ce18">
            <text:p>writer</text:p>
          </table:table-cell>
          <table:table-cell office:value-type="string" table:style-name="ce18">
            <text:p>varchar(30)</text:p>
          </table:table-cell>
          <table:table-cell table:style-name="ce18"/>
          <table:table-cell office:value-type="string" table:style-name="ce18">
            <text:p>공지사항 작성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order_detail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상세 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order_detail</text:p>
          </table:table-cell>
          <table:table-cell office:value-type="string" table:style-name="ce20">
            <text:p>price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order_detail</text:p>
          </table:table-cell>
          <table:table-cell office:value-type="string" table:style-name="ce20">
            <text:p>product_nam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order_detail</text:p>
          </table:table-cell>
          <table:table-cell office:value-type="string" table:style-name="ce20">
            <text:p>qty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상품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order_detail</text:p>
          </table:table-cell>
          <table:table-cell office:value-type="string" table:style-name="ce20">
            <text:p>order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order_detail</text:p>
          </table:table-cell>
          <table:table-cell office:value-type="string" table:style-name="ce20">
            <text:p>ppk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PK</text:p>
          </table:table-cell>
          <table:table-cell office:value-type="string" table:style-name="ce18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upk</text:p>
          </table:table-cell>
          <table:table-cell office:value-type="string" table:style-name="ce18">
            <text:p>bigint</text:p>
          </table:table-cell>
          <table:table-cell table:style-name="ce18"/>
          <table:table-cell office:value-type="string" table:style-name="ce18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address1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address2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상세 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discount_amount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할인금액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memo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메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odate</text:p>
          </table:table-cell>
          <table:table-cell office:value-type="string" table:style-name="ce18">
            <text:p>datetime(6)</text:p>
          </table:table-cell>
          <table:table-cell table:style-name="ce18"/>
          <table:table-cell office:value-type="string" table:style-name="ce18">
            <text:p>주문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order_code</text:p>
          </table:table-cell>
          <table:table-cell office:value-type="string" table:style-name="ce18">
            <text:p>varchar(50)</text:p>
          </table:table-cell>
          <table:table-cell table:style-name="ce18"/>
          <table:table-cell office:value-type="string" table:style-name="ce18">
            <text:p>주문 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receiver_name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받는 사람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receiver_phone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받는 사람 전화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shipping_fee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배송비</text:p>
          </table:table-cell>
          <table:table-cell table:style-name="ce1"/>
          <table:table-cell table:style-name="ce12"/>
          <table:table-cell table:number-columns-repeated="16377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tid</text:p>
          </table:table-cell>
          <table:table-cell office:value-type="string" table:style-name="ce18">
            <text:p>varchar(50)</text:p>
          </table:table-cell>
          <table:table-cell table:style-name="ce18"/>
          <table:table-cell office:value-type="string" table:style-name="ce18">
            <text:p>결제 대기 번호</text:p>
          </table:table-cell>
          <table:table-cell table:style-name="ce1"/>
          <table:table-cell table:style-name="ce12"/>
          <table:table-cell table:number-columns-repeated="16377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total_amount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최종 금액</text:p>
          </table:table-cell>
          <table:table-cell table:style-name="ce1"/>
          <table:table-cell table:style-name="ce12"/>
          <table:table-cell table:number-columns-repeated="16377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zipcode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받는 사람 우편번호</text:p>
          </table:table-cell>
          <table:table-cell table:style-name="ce1"/>
          <table:table-cell table:style-name="ce12"/>
          <table:table-cell table:number-columns-repeated="16377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delivered_at</text:p>
          </table:table-cell>
          <table:table-cell office:value-type="string" table:style-name="ce18">
            <text:p>datetime(6)</text:p>
          </table:table-cell>
          <table:table-cell table:style-name="ce18"/>
          <table:table-cell office:value-type="string" table:style-name="ce18">
            <text:p>배송 완료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delivery_status</text:p>
          </table:table-cell>
          <table:table-cell office:value-type="string" table:style-name="ce18">
            <text:p>enum('DELIVERED','READY','SHIPPING')</text:p>
          </table:table-cell>
          <table:table-cell table:style-name="ce18"/>
          <table:table-cell office:value-type="string" table:style-name="ce18">
            <text:p>배송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eta</text:p>
          </table:table-cell>
          <table:table-cell office:value-type="string" table:style-name="ce18">
            <text:p>datetime(6)</text:p>
          </table:table-cell>
          <table:table-cell table:style-name="ce18"/>
          <table:table-cell office:value-type="string" table:style-name="ce18">
            <text:p>도착 예정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orders</text:p>
          </table:table-cell>
          <table:table-cell office:value-type="string" table:style-name="ce18">
            <text:p>shipping_at</text:p>
          </table:table-cell>
          <table:table-cell office:value-type="string" table:style-name="ce18">
            <text:p>datetime(6)</text:p>
          </table:table-cell>
          <table:table-cell table:style-name="ce18"/>
          <table:table-cell office:value-type="string" table:style-name="ce18">
            <text:p>배송 출발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product_qna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상품 QnA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product_qna</text:p>
          </table:table-cell>
          <table:table-cell office:value-type="string" table:style-name="ce20">
            <text:p>date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상품 QnA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product_qna</text:p>
          </table:table-cell>
          <table:table-cell office:value-type="string" table:style-name="ce20">
            <text:p>is_private</text:p>
          </table:table-cell>
          <table:table-cell office:value-type="string" table:style-name="ce20">
            <text:p>bit(1)</text:p>
          </table:table-cell>
          <table:table-cell table:style-name="ce20"/>
          <table:table-cell office:value-type="string" table:style-name="ce20">
            <text:p>비밀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product_qna</text:p>
          </table:table-cell>
          <table:table-cell office:value-type="string" table:style-name="ce20">
            <text:p>ppk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product_qna</text:p>
          </table:table-cell>
          <table:table-cell office:value-type="string" table:style-name="ce20">
            <text:p>status</text:p>
          </table:table-cell>
          <table:table-cell office:value-type="string" table:style-name="ce20">
            <text:p>varchar(50)</text:p>
          </table:table-cell>
          <table:table-cell table:style-name="ce20"/>
          <table:table-cell office:value-type="string" table:style-name="ce20">
            <text:p>답변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product_qna</text:p>
          </table:table-cell>
          <table:table-cell office:value-type="string" table:style-name="ce20">
            <text:p>titl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품 QnA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product_qna</text:p>
          </table:table-cell>
          <table:table-cell office:value-type="string" table:style-name="ce20">
            <text:p>upk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product_qna</text:p>
          </table:table-cell>
          <table:table-cell office:value-type="string" table:style-name="ce20">
            <text:p>content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품 QnA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PK</text:p>
          </table:table-cell>
          <table:table-cell office:value-type="string" table:style-name="ce18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cook_time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조리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created_at</text:p>
          </table:table-cell>
          <table:table-cell office:value-type="string" table:style-name="ce18">
            <text:p>datetime(6)</text:p>
          </table:table-cell>
          <table:table-cell table:style-name="ce18"/>
          <table:table-cell office:value-type="string" table:style-name="ce18">
            <text:p>레시피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difficulty</text:p>
          </table:table-cell>
          <table:table-cell office:value-type="string" table:style-name="ce18">
            <text:p>varchar(20)</text:p>
          </table:table-cell>
          <table:table-cell table:style-name="ce18"/>
          <table:table-cell office:value-type="string" table:style-name="ce18">
            <text:p>레시피 난이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image_url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레시피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ingredients</text:p>
          </table:table-cell>
          <table:table-cell office:value-type="string" table:style-name="ce18">
            <text:p>longtext</text:p>
          </table:table-cell>
          <table:table-cell table:style-name="ce18"/>
          <table:table-cell office:value-type="string" table:style-name="ce18">
            <text:p>레시피 재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rating</text:p>
          </table:table-cell>
          <table:table-cell office:value-type="string" table:style-name="ce18">
            <text:p>double</text:p>
          </table:table-cell>
          <table:table-cell table:style-name="ce18"/>
          <table:table-cell office:value-type="string" table:style-name="ce18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review_count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레시피 리뷰 숫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steps</text:p>
          </table:table-cell>
          <table:table-cell office:value-type="string" table:style-name="ce18">
            <text:p>longtext</text:p>
          </table:table-cell>
          <table:table-cell table:style-name="ce18"/>
          <table:table-cell office:value-type="string" table:style-name="ce18">
            <text:p>요리 순서</text:p>
          </table:table-cell>
          <table:table-cell table:number-columns-repeated="2" table:style-name="ce12"/>
          <table:table-cell table:number-columns-repeated="16377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summary</text:p>
          </table:table-cell>
          <table:table-cell office:value-type="string" table:style-name="ce18">
            <text:p>varchar(300)</text:p>
          </table:table-cell>
          <table:table-cell table:style-name="ce18"/>
          <table:table-cell office:value-type="string" table:style-name="ce18">
            <text:p>요리 설명</text:p>
          </table:table-cell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tips</text:p>
          </table:table-cell>
          <table:table-cell office:value-type="string" table:style-name="ce18">
            <text:p>varchar(300)</text:p>
          </table:table-cell>
          <table:table-cell table:style-name="ce18"/>
          <table:table-cell office:value-type="string" table:style-name="ce18">
            <text:p>레시피 팁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title</text:p>
          </table:table-cell>
          <table:table-cell office:value-type="string" table:style-name="ce18">
            <text:p>varchar(150)</text:p>
          </table:table-cell>
          <table:table-cell table:style-name="ce18"/>
          <table:table-cell office:value-type="string" table:style-name="ce18">
            <text:p>레시피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updated_at</text:p>
          </table:table-cell>
          <table:table-cell office:value-type="string" table:style-name="ce18">
            <text:p>datetime(6)</text:p>
          </table:table-cell>
          <table:table-cell table:style-name="ce18"/>
          <table:table-cell office:value-type="string" table:style-name="ce18">
            <text:p>레시피 등록 날짜</text:p>
          </table:table-cell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youtube_url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레시피 유튜브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cipe</text:p>
          </table:table-cell>
          <table:table-cell office:value-type="string" table:style-name="ce18">
            <text:p>sub_category_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MUL</text:p>
          </table:table-cell>
          <table:table-cell office:value-type="string" table:style-name="ce18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cipe_review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레시피 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cipe_review</text:p>
          </table:table-cell>
          <table:table-cell office:value-type="string" table:style-name="ce20">
            <text:p>content</text:p>
          </table:table-cell>
          <table:table-cell office:value-type="string" table:style-name="ce20">
            <text:p>text</text:p>
          </table:table-cell>
          <table:table-cell table:style-name="ce20"/>
          <table:table-cell office:value-type="string" table:style-name="ce20">
            <text:p>레시피 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cipe_review</text:p>
          </table:table-cell>
          <table:table-cell office:value-type="string" table:style-name="ce20">
            <text:p>created_at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레시피 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cipe_review</text:p>
          </table:table-cell>
          <table:table-cell office:value-type="string" table:style-name="ce20">
            <text:p>rating</text:p>
          </table:table-cell>
          <table:table-cell office:value-type="string" table:style-name="ce20">
            <text:p>double</text:p>
          </table:table-cell>
          <table:table-cell table:style-name="ce20"/>
          <table:table-cell office:value-type="string" table:style-name="ce20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cipe_review</text:p>
          </table:table-cell>
          <table:table-cell office:value-type="string" table:style-name="ce20">
            <text:p>recipe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cipe_review</text:p>
          </table:table-cell>
          <table:table-cell office:value-type="string" table:style-name="ce20">
            <text:p>user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fresh_tokens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bigint</text:p>
          </table:table-cell>
          <table:table-cell table:style-name="ce18"/>
          <table:table-cell office:value-type="string" table:style-name="ce18">
            <text:p>리프레쉬 토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fresh_tokens</text:p>
          </table:table-cell>
          <table:table-cell office:value-type="string" table:style-name="ce18">
            <text:p>expiry_date</text:p>
          </table:table-cell>
          <table:table-cell office:value-type="string" table:style-name="ce18">
            <text:p>datetime(6)</text:p>
          </table:table-cell>
          <table:table-cell table:style-name="ce18"/>
          <table:table-cell office:value-type="string" table:style-name="ce18">
            <text:p>리프레쉬 토큰 발급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fresh_tokens</text:p>
          </table:table-cell>
          <table:table-cell office:value-type="string" table:style-name="ce18">
            <text:p>token</text:p>
          </table:table-cell>
          <table:table-cell office:value-type="string" table:style-name="ce18">
            <text:p>varchar(64)</text:p>
          </table:table-cell>
          <table:table-cell table:style-name="ce18"/>
          <table:table-cell office:value-type="string" table:style-name="ce18">
            <text:p>리프레쉬 토큰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refresh_tokens</text:p>
          </table:table-cell>
          <table:table-cell office:value-type="string" table:style-name="ce18">
            <text:p>user_id</text:p>
          </table:table-cell>
          <table:table-cell office:value-type="string" table:style-name="ce18">
            <text:p>bigint</text:p>
          </table:table-cell>
          <table:table-cell table:style-name="ce18"/>
          <table:table-cell office:value-type="string" table:style-name="ce18">
            <text:p>유저 아이디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content</text:p>
          </table:table-cell>
          <table:table-cell office:value-type="string" table:style-name="ce20">
            <text:p>text</text:p>
          </table:table-cell>
          <table:table-cell table:style-name="ce20"/>
          <table:table-cell office:value-type="string" table:style-name="ce20">
            <text:p>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date</text:p>
          </table:table-cell>
          <table:table-cell office:value-type="string" table:style-name="ce20">
            <text:p>varchar(20)</text:p>
          </table:table-cell>
          <table:table-cell table:style-name="ce20"/>
          <table:table-cell office:value-type="string" table:style-name="ce20">
            <text:p>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images</text:p>
          </table:table-cell>
          <table:table-cell office:value-type="string" table:style-name="ce20">
            <text:p>json</text:p>
          </table:table-cell>
          <table:table-cell table:style-name="ce20"/>
          <table:table-cell office:value-type="string" table:style-name="ce20">
            <text:p>리뷰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is_best</text:p>
          </table:table-cell>
          <table:table-cell office:value-type="string" table:style-name="ce20">
            <text:p>bit(1)</text:p>
          </table:table-cell>
          <table:table-cell table:style-name="ce20"/>
          <table:table-cell office:value-type="string" table:style-name="ce20">
            <text:p>베스트 리뷰 여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likes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리뷰 좋아요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ppk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product_name</text:p>
          </table:table-cell>
          <table:table-cell office:value-type="string" table:style-name="ce20">
            <text:p>varchar(200)</text:p>
          </table:table-cell>
          <table:table-cell table:style-name="ce20"/>
          <table:table-cell office:value-type="string" table:style-name="ce20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tags</text:p>
          </table:table-cell>
          <table:table-cell office:value-type="string" table:style-name="ce20">
            <text:p>json</text:p>
          </table:table-cell>
          <table:table-cell table:style-name="ce20"/>
          <table:table-cell office:value-type="string" table:style-name="ce20">
            <text:p>리뷰 태그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titl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리뷰명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reviews</text:p>
          </table:table-cell>
          <table:table-cell office:value-type="string" table:style-name="ce20">
            <text:p>upk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user_coupon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PK</text:p>
          </table:table-cell>
          <table:table-cell office:value-type="string" table:style-name="ce18">
            <text:p>유저가 받은 쿠폰 PK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user_coupon</text:p>
          </table:table-cell>
          <table:table-cell office:value-type="string" table:style-name="ce18">
            <text:p>qty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유저가 받은 쿠폰 개수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user_coupon</text:p>
          </table:table-cell>
          <table:table-cell office:value-type="string" table:style-name="ce18">
            <text:p>coupon_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MUL</text:p>
          </table:table-cell>
          <table:table-cell office:value-type="string" table:style-name="ce18">
            <text:p>쿠폰 PK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user_coupon</text:p>
          </table:table-cell>
          <table:table-cell office:value-type="string" table:style-name="ce18">
            <text:p>user_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MUL</text:p>
          </table:table-cell>
          <table:table-cell office:value-type="string" table:style-name="ce18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user_coupon</text:p>
          </table:table-cell>
          <table:table-cell office:value-type="string" table:style-name="ce18">
            <text:p>is_used</text:p>
          </table:table-cell>
          <table:table-cell office:value-type="string" table:style-name="ce18">
            <text:p>bit(1)</text:p>
          </table:table-cell>
          <table:table-cell table:style-name="ce18"/>
          <table:table-cell office:value-type="string" table:style-name="ce18">
            <text:p>쿠폰 사용 여부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view_log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조회수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view_log</text:p>
          </table:table-cell>
          <table:table-cell office:value-type="string" table:style-name="ce20">
            <text:p>ppk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view_log</text:p>
          </table:table-cell>
          <table:table-cell office:value-type="string" table:style-name="ce20">
            <text:p>qty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상품에 대한 클릭수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view_log</text:p>
          </table:table-cell>
          <table:table-cell office:value-type="string" table:style-name="ce20">
            <text:p>sub_category_id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서브 카테고리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view_log</text:p>
          </table:table-cell>
          <table:table-cell office:value-type="string" table:style-name="ce20">
            <text:p>upk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view_log</text:p>
          </table:table-cell>
          <table:table-cell office:value-type="string" table:style-name="ce20">
            <text:p>viewed_at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마지막 클릭 날짜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bigint</text:p>
          </table:table-cell>
          <table:table-cell office:value-type="string" table:style-name="ce18">
            <text:p>PK</text:p>
          </table:table-cell>
          <table:table-cell office:value-type="string" table:style-name="ce18">
            <text:p>상품 상세 페이지 PK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brand_name</text:p>
          </table:table-cell>
          <table:table-cell office:value-type="string" table:style-name="ce18">
            <text:p>varchar(100)</text:p>
          </table:table-cell>
          <table:table-cell table:style-name="ce18"/>
          <table:table-cell office:value-type="string" table:style-name="ce18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dc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description</text:p>
          </table:table-cell>
          <table:table-cell office:value-type="string" table:style-name="ce18">
            <text:p>varchar(500)</text:p>
          </table:table-cell>
          <table:table-cell table:style-name="ce18"/>
          <table:table-cell office:value-type="string" table:style-name="ce18">
            <text:p>상품 설명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image_url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상품 이미지 url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image_url_name</text:p>
          </table:table-cell>
          <table:table-cell office:value-type="string" table:style-name="ce18">
            <text:p>varchar(100)</text:p>
          </table:table-cell>
          <table:table-cell table:style-name="ce18"/>
          <table:table-cell office:value-type="string" table:style-name="ce18">
            <text:p>상품 이미지 url <text:s/>이름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is_hot_deal</text:p>
          </table:table-cell>
          <table:table-cell office:value-type="string" table:style-name="ce18">
            <text:p>bit(1)</text:p>
          </table:table-cell>
          <table:table-cell table:style-name="ce18"/>
          <table:table-cell office:value-type="string" table:style-name="ce18">
            <text:p>핫딜 태그 여부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is_member_special</text:p>
          </table:table-cell>
          <table:table-cell office:value-type="string" table:style-name="ce18">
            <text:p>bit(1)</text:p>
          </table:table-cell>
          <table:table-cell table:style-name="ce18"/>
          <table:table-cell office:value-type="string" table:style-name="ce18">
            <text:p>멤버십 태그 여부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origin</text:p>
          </table:table-cell>
          <table:table-cell office:value-type="string" table:style-name="ce18">
            <text:p>varchar(100)</text:p>
          </table:table-cell>
          <table:table-cell table:style-name="ce18"/>
          <table:table-cell office:value-type="string" table:style-name="ce18">
            <text:p>원산지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pid</text:p>
          </table:table-cell>
          <table:table-cell office:value-type="string" table:style-name="ce18">
            <text:p>varchar(20)</text:p>
          </table:table-cell>
          <table:table-cell table:style-name="ce18"/>
          <table:table-cell office:value-type="string" table:style-name="ce18">
            <text:p>상품 코드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price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상품 가격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product_date</text:p>
          </table:table-cell>
          <table:table-cell office:value-type="string" table:style-name="ce18">
            <text:p>date</text:p>
          </table:table-cell>
          <table:table-cell table:style-name="ce18"/>
          <table:table-cell office:value-type="string" table:style-name="ce18">
            <text:p>상품 등록 날짜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product_description_image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상품 정보 이미지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product_information_image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상품 상세 정보 이미지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product_name</text:p>
          </table:table-cell>
          <table:table-cell office:value-type="string" table:style-name="ce18">
            <text:p>varchar(200)</text:p>
          </table:table-cell>
          <table:table-cell table:style-name="ce18"/>
          <table:table-cell office:value-type="string" table:style-name="ce18">
            <text:p>상품명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count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상품 재고 수량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del_type</text:p>
          </table:table-cell>
          <table:table-cell office:value-type="string" table:style-name="ce18">
            <text:p>int</text:p>
          </table:table-cell>
          <table:table-cell table:style-name="ce18"/>
          <table:table-cell office:value-type="string" table:style-name="ce18">
            <text:p>배송 정보 PK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allergy_info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알레르기 정보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notes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seller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unit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판매 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weight</text:p>
          </table:table-cell>
          <table:table-cell office:value-type="string" table:style-name="ce18">
            <text:p>varchar(255)</text:p>
          </table:table-cell>
          <table:table-cell table:style-name="ce18"/>
          <table:table-cell office:value-type="string" table:style-name="ce18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category_sub_id</text:p>
          </table:table-cell>
          <table:table-cell office:value-type="string" table:style-name="ce18">
            <text:p>bigint</text:p>
          </table:table-cell>
          <table:table-cell table:style-name="ce18"/>
          <table:table-cell office:value-type="string" table:style-name="ce18">
            <text:p>카테고리 중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del_name</text:p>
          </table:table-cell>
          <table:table-cell office:value-type="string" table:style-name="ce18">
            <text:p>varchar(50)</text:p>
          </table:table-cell>
          <table:table-cell table:style-name="ce18"/>
          <table:table-cell office:value-type="string" table:style-name="ce18">
            <text:p>배송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del_description</text:p>
          </table:table-cell>
          <table:table-cell office:value-type="string" table:style-name="ce18">
            <text:p>varchar(500)</text:p>
          </table:table-cell>
          <table:table-cell table:style-name="ce18"/>
          <table:table-cell office:value-type="string" table:style-name="ce18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8">
            <text:p>view_product_detail</text:p>
          </table:table-cell>
          <table:table-cell office:value-type="string" table:style-name="ce18">
            <text:p>category_main_id</text:p>
          </table:table-cell>
          <table:table-cell office:value-type="string" table:style-name="ce18">
            <text:p>bigint</text:p>
          </table:table-cell>
          <table:table-cell table:style-name="ce18"/>
          <table:table-cell office:value-type="string" table:style-name="ce18">
            <text:p>카테고리 대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advertise</text:p>
          </table:table-cell>
          <table:table-cell office:value-type="string" table:style-name="ce20">
            <text:p>adv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광고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advertise</text:p>
          </table:table-cell>
          <table:table-cell office:value-type="string" table:style-name="ce20">
            <text:p>adv_image_banner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광고 사이드바 이미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advertise</text:p>
          </table:table-cell>
          <table:table-cell office:value-type="string" table:style-name="ce20">
            <text:p>adv_image_inlin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중간 광고 이미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advertise</text:p>
          </table:table-cell>
          <table:table-cell office:value-type="string" table:style-name="ce20">
            <text:p>adv_link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광고 사이트 링크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advertise</text:p>
          </table:table-cell>
          <table:table-cell office:value-type="string" table:style-name="ce20">
            <text:p>adv_nam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광고 이름</text:p>
          </table:table-cell>
          <table:table-cell table:style-name="ce12"/>
          <table:table-cell table:number-columns-repeated="16378"/>
        </table:table-row>
        <table:table-row table:number-rows-repeated="104840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Arial" svg:font-family="Arial"/>
    <style:font-face style:name="Liberation Serif" svg:font-family="&quot;Liberation Serif&quot;"/>
    <style:font-face style:name="돋움" svg:font-family="돋움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3T09:28:05Z</dc:date>
    <meta:editing-cycles>5</meta:editing-cycles>
    <meta:editing-duration>PT4966S</meta:editing-duration>
    <meta:user-defined meta:name="AppVersion">15.0000</meta:user-defined>
  </office:meta>
</office:document-meta>
</file>